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916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dash" draw:stroke-dash="_32__20_Dots_20_1_20_Dash" draw:textarea-horizontal-align="center" draw:textarea-vertical-align="middle"/>
    </style:style>
    <style:style style:name="gr8" style:family="graphic" style:parent-style-name="standard">
      <style:graphic-properties draw:textarea-horizontal-align="justify" draw:textarea-vertical-align="middle" draw:auto-grow-height="false"/>
    </style:style>
    <style:style style:name="pr1" style:family="presentation" style:parent-style-name="bluesquares-title">
      <style:graphic-properties draw:fill-color="#ffffff" draw:auto-grow-height="true" fo:min-height="3.507cm"/>
    </style:style>
    <style:style style:name="pr2" style:family="presentation" style:parent-style-name="bluesquares-subtitle" style:list-style-name="L11">
      <style:graphic-properties draw:fill-color="#ffffff" draw:auto-grow-height="true" fo:min-height="13.86cm"/>
    </style:style>
    <style:style style:name="pr3" style:family="presentation" style:parent-style-name="bluesquares-notes">
      <style:graphic-properties draw:fill-color="#ffffff" draw:auto-grow-height="true" fo:min-height="10.629cm"/>
    </style:style>
    <style:style style:name="pr4" style:family="presentation" style:parent-style-name="bluesquares-outline1">
      <style:graphic-properties draw:fill-color="#ffffff" draw:auto-grow-height="true" fo:min-height="13.86cm"/>
    </style:style>
    <style:style style:name="pr5" style:family="presentation" style:parent-style-name="bluesquares-notes">
      <style:graphic-properties draw:fill-color="#ffffff" fo:min-height="10.629cm"/>
    </style:style>
    <style:style style:name="pr6" style:family="presentation" style:parent-style-name="bluesquares-title">
      <style:graphic-properties draw:fill-color="#ffffff" fo:min-height="3.507cm"/>
    </style:style>
    <style:style style:name="pr7" style:family="presentation" style:parent-style-name="bluesquares-outline1" style:list-style-name="L5">
      <style:graphic-properties draw:fill-color="#ffffff" fo:min-height="13.86cm"/>
    </style:style>
    <style:style style:name="pr8" style:family="presentation" style:parent-style-name="bluesquares-outline1" style:list-style-name="L7">
      <style:graphic-properties draw:fill-color="#ffffff" fo:min-height="13.86cm"/>
    </style:style>
    <style:style style:name="pr9" style:family="presentation" style:parent-style-name="bluesquares-outline1" style:list-style-name="L9">
      <style:graphic-properties draw:fill-color="#ffffff" fo:min-height="13.86cm"/>
    </style:style>
    <style:style style:name="pr10" style:family="presentation" style:parent-style-name="bluesquares-outline1">
      <style:graphic-properties draw:fill-color="#ffffff" fo:min-height="13.86cm"/>
    </style:style>
    <style:style style:name="P1" style:family="paragraph">
      <style:paragraph-properties fo:margin-left="0cm" fo:margin-right="0cm" fo:text-indent="0cm"/>
      <style:text-properties fo:font-family="Helmet" style:font-family-generic="modern" style:font-pitch="variable" fo:font-size="24pt"/>
    </style:style>
    <style:style style:name="P2" style:family="paragraph">
      <style:paragraph-properties fo:margin-left="0cm" fo:margin-right="0cm" fo:text-indent="0cm"/>
    </style:style>
    <style:style style:name="P3" style:family="paragraph">
      <style:paragraph-properties fo:margin-left="1.2cm" fo:margin-right="0cm" fo:text-indent="-0.6cm"/>
    </style:style>
    <style:style style:name="P4" style:family="paragraph">
      <style:paragraph-properties fo:margin-left="0.6cm" fo:margin-right="0cm" fo:text-indent="-0.6cm"/>
    </style:style>
    <style:style style:name="P5" style:family="paragraph">
      <style:paragraph-properties fo:margin-left="0cm" fo:margin-right="0cm" fo:text-indent="0cm"/>
      <style:text-properties fo:font-size="40pt"/>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P8" style:family="paragraph">
      <style:paragraph-properties fo:margin-left="2.4cm" fo:margin-right="0cm" text:enable-numbering="true" fo:text-indent="-0.8cm"/>
    </style:style>
    <style:style style:name="P9" style:family="paragraph">
      <style:paragraph-properties fo:margin-left="3.6cm" fo:margin-right="0cm" fo:text-indent="-0.6cm"/>
    </style:style>
    <style:style style:name="P10" style:family="paragraph">
      <style:paragraph-properties fo:margin-left="0cm" fo:margin-right="0cm" fo:text-align="center" fo:text-indent="0cm"/>
    </style:style>
    <style:style style:name="P11" style:family="paragraph">
      <style:paragraph-properties fo:text-align="center"/>
    </style:style>
    <style:style style:name="P12" style:family="paragraph">
      <style:paragraph-properties fo:margin-left="0cm" fo:margin-right="0cm" fo:text-indent="0cm"/>
      <style:text-properties fo:font-size="14pt"/>
    </style:style>
    <style:style style:name="P13" style:family="paragraph">
      <style:paragraph-properties fo:margin-left="1.2cm" fo:margin-right="0cm" text:enable-numbering="true" fo:text-indent="-0.6cm"/>
    </style:style>
    <style:style style:name="P14" style:family="paragraph">
      <style:paragraph-properties fo:margin-left="1.8cm" fo:margin-right="0cm" text:enable-numbering="true" fo:text-indent="-0.6cm"/>
    </style:style>
    <style:style style:name="P15" style:family="paragraph">
      <style:paragraph-properties text:enable-numbering="true"/>
    </style:style>
    <style:style style:name="P16" style:family="paragraph">
      <style:paragraph-properties fo:margin-left="1.2cm" fo:margin-right="0cm" text:enable-numbering="true" fo:text-indent="-0.9cm"/>
    </style:style>
    <style:style style:name="T1" style:family="text">
      <style:text-properties fo:font-size="20pt" fo:font-weight="normal"/>
    </style:style>
    <style:style style:name="T2" style:family="text">
      <style:text-properties fo:font-size="40pt"/>
    </style:style>
    <style:style style:name="T3" style:family="text">
      <style:text-properties fo:font-style="italic" style:text-underline-style="none"/>
    </style:style>
    <style:style style:name="T4" style:family="text">
      <style:text-properties fo:font-style="normal" style:text-underline-style="none"/>
    </style:style>
    <style:style style:name="T5" style:family="text">
      <style:text-properties fo:font-weight="bold"/>
    </style:style>
    <style:style style:name="T6" style:family="text">
      <style:text-properties fo:font-weight="normal"/>
    </style:style>
    <style:style style:name="T7" style:family="text">
      <style:text-properties fo:font-size="24pt" fo:font-style="italic"/>
    </style:style>
    <style:style style:name="T8" style:family="text">
      <style:text-properties fo:font-size="24pt"/>
    </style:style>
    <style:style style:name="T9" style:family="text">
      <style:text-properties fo:font-style="italic"/>
    </style:style>
    <style:style style:name="T10" style:family="text">
      <style:text-properties fo:font-size="14pt"/>
    </style:style>
    <style:style style:name="T11" style:family="text">
      <style:text-properties fo:font-size="2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4">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1" text:start-value="5">
        <style:list-level-properties text:space-before="1.6cm" text:min-label-width="0.8cm"/>
        <style:text-properties style:use-window-font-color="true" fo:font-size="100%"/>
      </text:list-level-style-number>
      <text:list-level-style-number text:level="3" style:num-suffix="." style:num-format="1" text:start-value="5">
        <style:list-level-properties text:space-before="3cm" text:min-label-width="0.6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style>
    <text:list-style style:name="L5">
      <text:list-level-style-number text:level="1" style:num-suffix="." style:num-format="1">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suffix="." style:num-format="1" text:start-value="4">
        <style:list-level-properties text:space-before="0.3cm" text:min-label-width="0.9cm"/>
        <style:text-properties style:use-window-font-color="true" fo:font-size="100%"/>
      </text:list-level-style-number>
      <text:list-level-style-number text:level="2" style:num-suffix="." style:num-format="1" text:start-value="4">
        <style:list-level-properties text:space-before="1.6cm" text:min-label-width="0.8cm"/>
        <style:text-properties style:use-window-font-color="true" fo:font-size="100%"/>
      </text:list-level-style-number>
      <text:list-level-style-number text:level="3" style:num-suffix="." style:num-format="1" text:start-value="4">
        <style:list-level-properties text:space-before="3cm" text:min-label-width="0.6cm"/>
        <style:text-properties style:use-window-font-color="true" fo:font-size="100%"/>
      </text:list-level-style-number>
      <text:list-level-style-number text:level="4" style:num-suffix="." style:num-format="1" text:start-value="4">
        <style:list-level-properties text:space-before="4.2cm" text:min-label-width="0.6cm"/>
        <style:text-properties style:use-window-font-color="true" fo:font-size="100%"/>
      </text:list-level-style-number>
      <text:list-level-style-number text:level="5" style:num-suffix="." style:num-format="1" text:start-value="4">
        <style:list-level-properties text:space-before="5.4cm" text:min-label-width="0.6cm"/>
        <style:text-properties style:use-window-font-color="true" fo:font-size="100%"/>
      </text:list-level-style-number>
      <text:list-level-style-number text:level="6" style:num-suffix="." style:num-format="1" text:start-value="4">
        <style:list-level-properties text:space-before="6.6cm" text:min-label-width="0.6cm"/>
        <style:text-properties style:use-window-font-color="true" fo:font-size="100%"/>
      </text:list-level-style-number>
      <text:list-level-style-number text:level="7" style:num-suffix="." style:num-format="1" text:start-value="4">
        <style:list-level-properties text:space-before="7.8cm" text:min-label-width="0.6cm"/>
        <style:text-properties style:use-window-font-color="true" fo:font-size="100%"/>
      </text:list-level-style-number>
      <text:list-level-style-number text:level="8" style:num-suffix="." style:num-format="1" text:start-value="4">
        <style:list-level-properties text:space-before="9cm" text:min-label-width="0.6cm"/>
        <style:text-properties style:use-window-font-color="true" fo:font-size="100%"/>
      </text:list-level-style-number>
      <text:list-level-style-number text:level="9" style:num-suffix="." style:num-format="1" text:start-value="4">
        <style:list-level-properties text:space-before="10.2cm" text:min-label-width="0.6cm"/>
        <style:text-properties style:use-window-font-color="true" fo:font-size="100%"/>
      </text:list-level-style-number>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9">
      <text:list-level-style-number text:level="1" style:num-suffix="." style:num-format="1" text:start-value="7">
        <style:list-level-properties text:space-before="0.3cm" text:min-label-width="0.9cm"/>
        <style:text-properties style:use-window-font-color="true" fo:font-size="100%"/>
      </text:list-level-style-number>
      <text:list-level-style-number text:level="2" style:num-suffix="." style:num-format="1" text:start-value="7">
        <style:list-level-properties text:space-before="1.6cm" text:min-label-width="0.8cm"/>
        <style:text-properties style:use-window-font-color="true" fo:font-size="100%"/>
      </text:list-level-style-number>
      <text:list-level-style-number text:level="3" style:num-suffix="." style:num-format="1" text:start-value="7">
        <style:list-level-properties text:space-before="3cm" text:min-label-width="0.6cm"/>
        <style:text-properties style:use-window-font-color="true" fo:font-size="100%"/>
      </text:list-level-style-number>
      <text:list-level-style-number text:level="4" style:num-suffix="." style:num-format="1" text:start-value="7">
        <style:list-level-properties text:space-before="4.2cm" text:min-label-width="0.6cm"/>
        <style:text-properties style:use-window-font-color="true" fo:font-size="100%"/>
      </text:list-level-style-number>
      <text:list-level-style-number text:level="5" style:num-suffix="." style:num-format="1" text:start-value="7">
        <style:list-level-properties text:space-before="5.4cm" text:min-label-width="0.6cm"/>
        <style:text-properties style:use-window-font-color="true" fo:font-size="100%"/>
      </text:list-level-style-number>
      <text:list-level-style-number text:level="6" style:num-suffix="." style:num-format="1" text:start-value="7">
        <style:list-level-properties text:space-before="6.6cm" text:min-label-width="0.6cm"/>
        <style:text-properties style:use-window-font-color="true" fo:font-size="100%"/>
      </text:list-level-style-number>
      <text:list-level-style-number text:level="7" style:num-suffix="." style:num-format="1" text:start-value="7">
        <style:list-level-properties text:space-before="7.8cm" text:min-label-width="0.6cm"/>
        <style:text-properties style:use-window-font-color="true" fo:font-size="100%"/>
      </text:list-level-style-number>
      <text:list-level-style-number text:level="8" style:num-suffix="." style:num-format="1" text:start-value="7">
        <style:list-level-properties text:space-before="9cm" text:min-label-width="0.6cm"/>
        <style:text-properties style:use-window-font-color="true" fo:font-size="100%"/>
      </text:list-level-style-number>
      <text:list-level-style-number text:level="9" style:num-suffix="." style:num-format="1" text:start-value="7">
        <style:list-level-properties text:space-before="10.2cm" text:min-label-width="0.6cm"/>
        <style:text-properties style:use-window-font-color="true" fo:font-size="100%"/>
      </text:list-level-style-number>
    </text:list-style>
    <text:list-style style:name="L10">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6cm" text:min-label-width="0.8cm"/>
        <style:text-properties style:use-window-font-color="true" fo:font-size="100%"/>
      </text:list-level-style-number>
      <text:list-level-style-number text:level="3" style:num-suffix="." style:num-format="I">
        <style:list-level-properties text:space-before="3cm" text:min-label-width="0.6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bluesquares" presentation:presentation-page-layout-name="AL1T0">
        <office:forms form:automatic-focus="false" form:apply-design-mode="false"/>
        <draw:frame draw:style-name="gr1" draw:text-style-name="P1" draw:layer="layout" svg:width="20.228cm" svg:height="0.987cm" svg:x="4.11cm" svg:y="5.681cm">
          <draw:text-box>
            <text:p text:style-name="P2"/>
          </draw:text-box>
        </draw:frame>
        <draw:frame presentation:style-name="pr1" draw:text-style-name="P2" draw:layer="layout" svg:width="25.199cm" svg:height="3.507cm" svg:x="1.4cm" svg:y="0.837cm" presentation:class="title">
          <draw:text-box>
            <text:p text:style-name="P2">CMSC 128</text:p>
          </draw:text-box>
        </draw:frame>
        <draw:frame presentation:style-name="pr2" draw:text-style-name="P3" draw:layer="layout" svg:width="25.199cm" svg:height="13.86cm" svg:x="1.4cm" svg:y="4.914cm" presentation:class="subtitle">
          <draw:text-box>
            <text:list text:style-name="L1">
              <text:list-item>
                <text:list>
                  <text:list-item>
                    <text:p text:style-name="P3">Introduction to Software Engineering</text:p>
                  </text:list-item>
                </text:list>
              </text:list-item>
            </text:list>
            <text:list text:style-name="L1">
              <text:list-item>
                <text:list>
                  <text:list-item>
                    <text:p text:style-name="P3">Second Semester AY 2007-2008</text:p>
                  </text:list-item>
                </text:list>
              </text:list-item>
            </text:list>
            <text:list text:style-name="L1">
              <text:list-item>
                <text:list>
                  <text:list-item>
                    <text:p text:style-name="P3"/>
                  </text:list-item>
                </text:list>
              </text:list-item>
            </text:list>
            <text:list text:style-name="L1">
              <text:list-item>
                <text:list>
                  <text:list-item>
                    <text:p text:style-name="P3"><text:span text:style-name="T1">jachermocilla@uplb.edu.ph</text:span></text:p>
                  </text:list-item>
                </text:list>
              </text:list-item>
            </text:list>
          </draw:text-box>
        </draw:frame>
        <presentation:notes draw:style-name="dp2">
          <draw:page-thumbnail draw:style-name="gr2" draw:layer="layout" svg:width="12.767cm" svg:height="9.575cm" svg:x="4.411cm" svg:y="2.794cm" draw:page-number="1" presentation:class="page"/>
          <draw:frame presentation:style-name="pr3" draw:text-style-name="P4" draw:layer="layout" svg:width="15.02cm" svg:height="10.629cm" svg:x="3.292cm" svg:y="13.299cm" presentation:class="notes" presentation:placeholder="true" presentation:user-transformed="true">
            <draw:text-box/>
          </draw:frame>
        </presentation:notes>
      </draw:page>
      <draw:page draw:name="page2" draw:style-name="dp1" draw:master-page-name="bluesquares" presentation:presentation-page-layout-name="AL2T1">
        <office:forms form:automatic-focus="false" form:apply-design-mode="false"/>
        <draw:frame presentation:style-name="pr1" draw:text-style-name="P5" draw:layer="layout" svg:width="25.199cm" svg:height="3.507cm" svg:x="1.4cm" svg:y="0.837cm" presentation:class="title" presentation:user-transformed="true">
          <draw:text-box>
            <text:p text:style-name="P2"><text:span text:style-name="T2">Design Concepts and</text:span><text:span text:style-name="T2"><text:line-break/></text:span><text:span text:style-name="T2"> Principles</text:span></text:p>
          </draw:text-box>
        </draw:frame>
        <draw:frame presentation:style-name="pr4" draw:text-style-name="P6" draw:layer="layout" svg:width="25.199cm" svg:height="13.86cm" svg:x="1.4cm" svg:y="4.914cm" presentation:class="outline">
          <draw:text-box>
            <text:list text:style-name="L2">
              <text:list-item>
                <text:p text:id="id13" text:style-name="P6">Design is the first step in the development stage</text:p>
              </text:list-item>
            </text:list>
            <text:list text:style-name="L2">
              <text:list-item>
                <text:list>
                  <text:list-item>
                    <text:p text:id="id14" text:style-name="P7">“process of applying various techniques and principles for the purpose of defining a device, a process or a system in sufficient detail to permit physical realization”</text:p>
                  </text:list-item>
                </text:list>
              </text:list-item>
            </text:list>
            <text:list text:style-name="L2">
              <text:list-item>
                <text:p text:id="id15" text:style-name="P6">Software design is not that mature compared to design in other engineering field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2" draw:layer="layout" svg:width="12.767cm" svg:height="9.575cm" svg:x="4.411cm" svg:y="2.794cm" draw:page-number="2" presentation:class="page"/>
          <draw:frame presentation:style-name="pr5" draw:text-style-name="P4" draw:layer="layout" svg:width="15.02cm" svg:height="10.629cm" svg:x="3.292cm" svg:y="13.299cm" presentation:class="notes" presentation:placeholder="true">
            <draw:text-box/>
          </draw:frame>
        </presentation:notes>
      </draw:page>
      <draw:page draw:name="page3"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oftware Design and SE</text:p>
          </draw:text-box>
        </draw:frame>
        <draw:frame presentation:style-name="pr4" draw:text-style-name="P6" draw:layer="layout" svg:width="25.199cm" svg:height="15.488cm" svg:x="1.4cm" svg:y="4.914cm" presentation:class="outline" presentation:user-transformed="true">
          <draw:text-box>
            <text:list text:style-name="L2">
              <text:list-item>
                <text:p text:id="id16" text:style-name="P6">Sits at the technical kernel of the software engineering process and is applied regardless of the software process model</text:p>
              </text:list-item>
            </text:list>
            <text:list text:style-name="L2">
              <text:list-item>
                <text:p text:id="id17" text:style-name="P6">Makes use of the analysis models developed during the software requirements analysis and specification phase to develop the <text:span text:style-name="T3">design model</text:span></text:p>
              </text:list-item>
            </text:list>
            <text:list text:style-name="L2">
              <text:list-item>
                <text:p text:id="id18" text:style-name="P6"><text:span text:style-name="T4">Design model: data design, architectural design, interface design, procedural desig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2" draw:layer="layout" svg:width="12.767cm" svg:height="9.575cm" svg:x="4.411cm" svg:y="2.794cm" draw:page-number="3" presentation:class="page"/>
          <draw:frame presentation:style-name="pr5" draw:text-style-name="P4" draw:layer="layout" svg:width="15.02cm" svg:height="10.629cm" svg:x="3.292cm" svg:y="13.299cm" presentation:class="notes" presentation:placeholder="true">
            <draw:text-box/>
          </draw:frame>
        </presentation:notes>
      </draw:page>
      <draw:page draw:name="page4"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oftware Design and SE</text:p>
          </draw:text-box>
        </draw:frame>
        <draw:frame presentation:style-name="pr4" draw:text-style-name="P6" draw:layer="layout" svg:width="25.199cm" svg:height="13.86cm" svg:x="1.4cm" svg:y="4.914cm" presentation:class="outline" presentation:user-transformed="true">
          <draw:text-box>
            <text:list text:style-name="L2">
              <text:list-item>
                <text:p text:id="id19" text:style-name="P6">Data design (data dictionary+ERD)</text:p>
              </text:list-item>
            </text:list>
            <text:list text:style-name="L2">
              <text:list-item>
                <text:list>
                  <text:list-item>
                    <text:p text:id="id20" text:style-name="P7">Transforms information domain model into data structures</text:p>
                  </text:list-item>
                </text:list>
              </text:list-item>
            </text:list>
            <text:list text:style-name="L2">
              <text:list-item>
                <text:p text:id="id21" text:style-name="P6">Architectural Design (DFD)</text:p>
              </text:list-item>
            </text:list>
            <text:list text:style-name="L2">
              <text:list-item>
                <text:list>
                  <text:list-item>
                    <text:p text:id="id22" text:style-name="P7">Defines the relationship among major structural elements of the program</text:p>
                  </text:list-item>
                </text:list>
              </text:list-item>
            </text:list>
            <text:list text:style-name="L2">
              <text:list-item>
                <text:list>
                  <text:list-item>
                    <text:p text:id="id23" text:style-name="P7">Modular framework of program derived from the interaction of subsystems from analysis model</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2" draw:layer="layout" svg:width="12.767cm" svg:height="9.575cm" svg:x="4.411cm" svg:y="2.794cm" draw:page-number="4" presentation:class="page"/>
          <draw:frame presentation:style-name="pr5" draw:text-style-name="P4" draw:layer="layout" svg:width="15.02cm" svg:height="10.629cm" svg:x="3.292cm" svg:y="13.299cm" presentation:class="notes" presentation:placeholder="true">
            <draw:text-box/>
          </draw:frame>
        </presentation:notes>
      </draw:page>
      <draw:page draw:name="page5"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oftware Design and SE</text:p>
          </draw:text-box>
        </draw:frame>
        <draw:frame presentation:style-name="pr4" draw:text-style-name="P6" draw:layer="layout" svg:width="25.199cm" svg:height="13.86cm" svg:x="1.4cm" svg:y="4.914cm" presentation:class="outline" presentation:user-transformed="true">
          <draw:text-box>
            <text:list text:style-name="L2">
              <text:list-item>
                <text:p text:id="id24" text:style-name="P6">Interface Design (DFD)</text:p>
              </text:list-item>
            </text:list>
            <text:list text:style-name="L2">
              <text:list-item>
                <text:list>
                  <text:list-item>
                    <text:p text:id="id25" text:style-name="P7">Describes how the software communicates within itself, to systems that interoperate with it, and with humans who use it</text:p>
                  </text:list-item>
                </text:list>
              </text:list-item>
            </text:list>
            <text:list text:style-name="L2">
              <text:list-item>
                <text:list>
                  <text:list-item>
                    <text:p text:id="id26" text:style-name="P7">Implies a flow of information</text:p>
                  </text:list-item>
                </text:list>
              </text:list-item>
            </text:list>
            <text:list text:style-name="L2">
              <text:list-item>
                <text:p text:id="id27" text:style-name="P6">Procedural Design (CSPEC+PSPEC+STD)</text:p>
              </text:list-item>
            </text:list>
            <text:list text:style-name="L2">
              <text:list-item>
                <text:list>
                  <text:list-item>
                    <text:p text:id="id28" text:style-name="P7">Transforms structural elements of the program architecture into a procedural description of software componen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2" draw:layer="layout" svg:width="12.767cm" svg:height="9.575cm" svg:x="4.411cm" svg:y="2.794cm" draw:page-number="5" presentation:class="page"/>
          <draw:frame presentation:style-name="pr5" draw:text-style-name="P4" draw:layer="layout" svg:width="15.02cm" svg:height="10.629cm" svg:x="3.292cm" svg:y="13.299cm" presentation:class="notes" presentation:placeholder="true">
            <draw:text-box/>
          </draw:frame>
        </presentation:notes>
      </draw:page>
      <draw:page draw:name="page6"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oftware Design and SE</text:p>
          </draw:text-box>
        </draw:frame>
        <draw:frame presentation:style-name="pr4" draw:text-style-name="P6" draw:layer="layout" svg:width="25.199cm" svg:height="13.86cm" svg:x="1.4cm" svg:y="4.914cm" presentation:class="outline">
          <draw:text-box>
            <text:list text:style-name="L2">
              <text:list-item>
                <text:p text:id="id29" text:style-name="P6">Importance of Design</text:p>
              </text:list-item>
            </text:list>
            <text:list text:style-name="L2">
              <text:list-item>
                <text:list>
                  <text:list-item>
                    <text:p text:id="id30" text:style-name="P7"><text:span text:style-name="T5">QUALITY</text:span></text:p>
                  </text:list-item>
                </text:list>
              </text:list-item>
            </text:list>
            <text:list text:style-name="L2">
              <text:list-item>
                <text:list>
                  <text:list-item>
                    <text:p text:id="id31" text:style-name="P7"><text:span text:style-name="T6">The way to accurately translate the customer requirements into a finished software product or system</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2" draw:layer="layout" svg:width="12.767cm" svg:height="9.575cm" svg:x="4.411cm" svg:y="2.794cm" draw:page-number="6" presentation:class="page"/>
          <draw:frame presentation:style-name="pr5" draw:text-style-name="P4" draw:layer="layout" svg:width="15.02cm" svg:height="10.629cm" svg:x="3.292cm" svg:y="13.299cm" presentation:class="notes" presentation:placeholder="true">
            <draw:text-box/>
          </draw:frame>
        </presentation:notes>
      </draw:page>
      <draw:page draw:name="page7"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Process</text:p>
          </draw:text-box>
        </draw:frame>
        <draw:frame presentation:style-name="pr4" draw:text-style-name="P6" draw:layer="layout" svg:width="25.199cm" svg:height="13.86cm" svg:x="1.4cm" svg:y="4.914cm" presentation:class="outline">
          <draw:text-box>
            <text:list text:style-name="L2">
              <text:list-item>
                <text:p text:id="id32" text:style-name="P6">An iterative process where requirements are translated into a blueprint for constructing the software</text:p>
              </text:list-item>
            </text:list>
            <text:list text:style-name="L2">
              <text:list-item>
                <text:p text:id="id33" text:style-name="P6">Expressed at a high level of abstraction </text:p>
              </text:list-item>
            </text:list>
            <text:list text:style-name="L2">
              <text:list-item>
                <text:list>
                  <text:list-item>
                    <text:p text:id="id34" text:style-name="P7">Traceable to specific data, functional, and behavioral requirements</text:p>
                  </text:list-item>
                </text:list>
              </text:list-item>
            </text:list>
            <text:list text:style-name="L2">
              <text:list-item>
                <text:p text:id="id35" text:style-name="P6">Subsequent refinements are made at each iteration but still traceable to the requiremen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2" draw:layer="layout" svg:width="12.767cm" svg:height="9.575cm" svg:x="4.411cm" svg:y="2.794cm" draw:page-number="7" presentation:class="page"/>
          <draw:frame presentation:style-name="pr5" draw:text-style-name="P4" draw:layer="layout" svg:width="15.02cm" svg:height="10.629cm" svg:x="3.292cm" svg:y="13.299cm" presentation:class="notes" presentation:placeholder="true">
            <draw:text-box/>
          </draw:frame>
        </presentation:notes>
      </draw:page>
      <draw:page draw:name="page8"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and Quality</text:p>
          </draw:text-box>
        </draw:frame>
        <draw:frame presentation:style-name="pr4" draw:text-style-name="P6" draw:layer="layout" svg:width="25.199cm" svg:height="13.86cm" svg:x="1.4cm" svg:y="4.914cm" presentation:class="outline">
          <draw:text-box>
            <text:list text:style-name="L2">
              <text:list-item>
                <text:p text:id="id36" text:style-name="P6">Formal Technical Reviews/Walkthrough</text:p>
              </text:list-item>
            </text:list>
            <text:list text:style-name="L2">
              <text:list-item>
                <text:p text:id="id37" text:style-name="P6">Characteristics of a good design (Goals)</text:p>
              </text:list-item>
            </text:list>
            <text:list text:style-name="L2">
              <text:list-item>
                <text:list>
                  <text:list-item>
                    <text:p text:id="id38" text:style-name="P7">Must implement explicit requirement in the analysis model including implicit requirements from customer</text:p>
                  </text:list-item>
                </text:list>
              </text:list-item>
            </text:list>
            <text:list text:style-name="L2">
              <text:list-item>
                <text:list>
                  <text:list-item>
                    <text:p text:id="id39" text:style-name="P7">Must be a readable, understandable guide for programmers, testers, and maintainers</text:p>
                  </text:list-item>
                </text:list>
              </text:list-item>
            </text:list>
            <text:list text:style-name="L2">
              <text:list-item>
                <text:list>
                  <text:list-item>
                    <text:p text:id="id40" text:style-name="P7">Must provide a complete picture of the software: data, functional, and behavioral domain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draw:page-thumbnail draw:style-name="gr2" draw:layer="layout" svg:width="12.767cm" svg:height="9.575cm" svg:x="4.411cm" svg:y="2.794cm" draw:page-number="8" presentation:class="page"/>
          <draw:frame presentation:style-name="pr5" draw:text-style-name="P4" draw:layer="layout" svg:width="15.02cm" svg:height="10.629cm" svg:x="3.292cm" svg:y="13.299cm" presentation:class="notes" presentation:placeholder="true">
            <draw:text-box/>
          </draw:frame>
        </presentation:notes>
      </draw:page>
      <draw:page draw:name="page9"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and Quality</text:p>
          </draw:text-box>
        </draw:frame>
        <draw:frame presentation:style-name="pr4" draw:text-style-name="P6" draw:layer="layout" svg:width="25.199cm" svg:height="13.86cm" svg:x="1.4cm" svg:y="4.914cm" presentation:class="outline">
          <draw:text-box>
            <text:list text:style-name="L2">
              <text:list-item>
                <text:p text:id="id41" text:style-name="P6">Technical criteria of a good design</text:p>
              </text:list-item>
            </text:list>
            <text:list text:style-name="L3">
              <text:list-item>
                <text:list>
                  <text:list-item>
                    <text:p text:id="id42" text:style-name="P8">Exhibits hierarchical organization that makes intelligent use of control among elements</text:p>
                  </text:list-item>
                </text:list>
              </text:list-item>
            </text:list>
            <text:list text:style-name="L3" text:continue-numbering="true">
              <text:list-item>
                <text:list text:continue-numbering="true">
                  <text:list-item>
                    <text:p text:id="id43" text:style-name="P8">Modular, logically partitioned into elements that perform specific functions</text:p>
                  </text:list-item>
                </text:list>
              </text:list-item>
            </text:list>
            <text:list text:style-name="L3" text:continue-numbering="true">
              <text:list-item>
                <text:list text:continue-numbering="true">
                  <text:list-item>
                    <text:p text:id="id44" text:style-name="P8">Contains contain both data and procedural abstractions</text:p>
                  </text:list-item>
                </text:list>
              </text:list-item>
            </text:list>
            <text:list text:style-name="L3" text:continue-numbering="true">
              <text:list-item>
                <text:list text:continue-numbering="true">
                  <text:list-item>
                    <text:p text:id="id45" text:style-name="P8">Should lead to modules that exhibit independent functional characteristic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draw:page-thumbnail draw:style-name="gr2" draw:layer="layout" svg:width="12.767cm" svg:height="9.575cm" svg:x="4.411cm" svg:y="2.794cm" draw:page-number="9" presentation:class="page"/>
          <draw:frame presentation:style-name="pr5" draw:text-style-name="P4" draw:layer="layout" svg:width="15.02cm" svg:height="10.629cm" svg:x="3.292cm" svg:y="13.299cm" presentation:class="notes" presentation:placeholder="true">
            <draw:text-box/>
          </draw:frame>
        </presentation:notes>
      </draw:page>
      <draw:page draw:name="page10"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and Quality</text:p>
          </draw:text-box>
        </draw:frame>
        <draw:frame presentation:style-name="pr4" draw:text-style-name="P6" draw:layer="layout" svg:width="25.199cm" svg:height="13.86cm" svg:x="1.4cm" svg:y="4.914cm" presentation:class="outline">
          <draw:text-box>
            <text:list text:style-name="L2">
              <text:list-item>
                <text:p text:id="id46" text:style-name="P6">Technical criteria of a good design</text:p>
              </text:list-item>
            </text:list>
            <text:list text:style-name="L4">
              <text:list-item>
                <text:list>
                  <text:list-item>
                    <text:p text:id="id47" text:style-name="P8">Should lead to interfaces that reduce the complexity of connections between modules and with external environment</text:p>
                  </text:list-item>
                </text:list>
              </text:list-item>
            </text:list>
            <text:list text:style-name="L4" text:continue-numbering="true">
              <text:list-item>
                <text:list text:continue-numbering="true">
                  <text:list-item>
                    <text:p text:id="id48" text:style-name="P8">Should be derived using repeatable method that is driven by information obtained during software requirements analysi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2" draw:layer="layout" svg:width="12.767cm" svg:height="9.575cm" svg:x="4.411cm" svg:y="2.794cm" draw:page-number="10" presentation:class="page"/>
          <draw:frame presentation:style-name="pr5" draw:text-style-name="P4" draw:layer="layout" svg:width="15.02cm" svg:height="10.629cm" svg:x="3.292cm" svg:y="13.299cm" presentation:class="notes" presentation:placeholder="true">
            <draw:text-box/>
          </draw:frame>
        </presentation:notes>
      </draw:page>
      <draw:page draw:name="page11"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Principles</text:p>
          </draw:text-box>
        </draw:frame>
        <draw:frame presentation:style-name="pr4" draw:text-style-name="P6" draw:layer="layout" svg:width="25.199cm" svg:height="13.86cm" svg:x="1.4cm" svg:y="4.914cm" presentation:class="outline">
          <draw:text-box>
            <text:list text:style-name="L2">
              <text:list-item>
                <text:p text:id="id49" text:style-name="P6">Design process should not suffer from “tunnel vision”</text:p>
              </text:list-item>
            </text:list>
            <text:list text:style-name="L2">
              <text:list-item>
                <text:list>
                  <text:list-item>
                    <text:p text:id="id50" text:style-name="P7">Consider alternative approaches</text:p>
                  </text:list-item>
                </text:list>
              </text:list-item>
            </text:list>
            <text:list text:style-name="L2">
              <text:list-item>
                <text:p text:id="id51" text:style-name="P6">Design should be traceable to analysis model</text:p>
              </text:list-item>
            </text:list>
            <text:list text:style-name="L2">
              <text:list-item>
                <text:list>
                  <text:list-item>
                    <text:p text:id="id52" text:style-name="P7">Must be able to track what requirements have been satisfied by a design model</text:p>
                  </text:list-item>
                </text:list>
              </text:list-item>
            </text:list>
            <text:list text:style-name="L2">
              <text:list-item>
                <text:p text:id="id53" text:style-name="P6">Design should not reinvent the wheel</text:p>
              </text:list-item>
            </text:list>
            <text:list text:style-name="L2">
              <text:list-item>
                <text:list>
                  <text:list-item>
                    <text:p text:id="id54" text:style-name="P7">Use of “design pattern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2" draw:layer="layout" svg:width="12.767cm" svg:height="9.575cm" svg:x="4.411cm" svg:y="2.794cm" draw:page-number="11" presentation:class="page"/>
          <draw:frame presentation:style-name="pr5" draw:text-style-name="P4" draw:layer="layout" svg:width="15.02cm" svg:height="10.629cm" svg:x="3.292cm" svg:y="13.299cm" presentation:class="notes" presentation:placeholder="true">
            <draw:text-box/>
          </draw:frame>
        </presentation:notes>
      </draw:page>
      <draw:page draw:name="page12"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Principles</text:p>
          </draw:text-box>
        </draw:frame>
        <draw:frame presentation:style-name="pr4" draw:text-style-name="P6" draw:layer="layout" svg:width="25.199cm" svg:height="13.86cm" svg:x="1.4cm" svg:y="4.914cm" presentation:class="outline">
          <draw:text-box>
            <text:list text:style-name="L2">
              <text:list-item>
                <text:p text:id="id55" text:style-name="P6">Design should “minimize intellectual distance” between the software and the problem as it exists in the real world</text:p>
              </text:list-item>
            </text:list>
            <text:list text:style-name="L2">
              <text:list-item>
                <text:list>
                  <text:list-item>
                    <text:p text:id="id56" text:style-name="P7">Whenever possible, structure of design should mimic structure of problem domain</text:p>
                  </text:list-item>
                </text:list>
              </text:list-item>
            </text:list>
            <text:list text:style-name="L2">
              <text:list-item>
                <text:p text:id="id57" text:style-name="P6">Design should exhibit uniformity and integration</text:p>
              </text:list-item>
            </text:list>
            <text:list text:style-name="L2">
              <text:list-item>
                <text:list>
                  <text:list-item>
                    <text:p text:id="id58" text:style-name="P7">It appears that one person developed the entire thin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seq>
        </anim:par>
        <presentation:notes draw:style-name="dp2">
          <draw:page-thumbnail draw:style-name="gr2" draw:layer="layout" svg:width="12.767cm" svg:height="9.575cm" svg:x="4.411cm" svg:y="2.794cm" draw:page-number="12" presentation:class="page"/>
          <draw:frame presentation:style-name="pr5" draw:text-style-name="P4" draw:layer="layout" svg:width="15.02cm" svg:height="10.629cm" svg:x="3.292cm" svg:y="13.299cm" presentation:class="notes" presentation:placeholder="true">
            <draw:text-box/>
          </draw:frame>
        </presentation:notes>
      </draw:page>
      <draw:page draw:name="page13"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Principles</text:p>
          </draw:text-box>
        </draw:frame>
        <draw:frame presentation:style-name="pr4" draw:text-style-name="P6" draw:layer="layout" svg:width="25.199cm" svg:height="13.86cm" svg:x="1.4cm" svg:y="4.914cm" presentation:class="outline">
          <draw:text-box>
            <text:list text:style-name="L2">
              <text:list-item>
                <text:p text:id="id59" text:style-name="P6">Design should be structured to accommodate change</text:p>
              </text:list-item>
            </text:list>
            <text:list text:style-name="L2">
              <text:list-item>
                <text:p text:id="id60" text:style-name="P6">Design should be structured to degrade gently</text:p>
              </text:list-item>
            </text:list>
            <text:list text:style-name="L2">
              <text:list-item>
                <text:list>
                  <text:list-item>
                    <text:p text:id="id61" text:style-name="P7">Should accommodate unusual circumstances</text:p>
                  </text:list-item>
                </text:list>
              </text:list-item>
            </text:list>
            <text:list text:style-name="L2">
              <text:list-item>
                <text:p text:id="id62" text:style-name="P6">Design is not coding, coding is not design</text:p>
              </text:list-item>
            </text:list>
            <text:list text:style-name="L2">
              <text:list-item>
                <text:list>
                  <text:list-item>
                    <text:p text:id="id63" text:style-name="P7">Level of abstraction, even at procedural design, should be higher than source cod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2" draw:layer="layout" svg:width="12.767cm" svg:height="9.575cm" svg:x="4.411cm" svg:y="2.794cm" draw:page-number="13" presentation:class="page"/>
          <draw:frame presentation:style-name="pr5" draw:text-style-name="P4" draw:layer="layout" svg:width="15.02cm" svg:height="10.629cm" svg:x="3.292cm" svg:y="13.299cm" presentation:class="notes" presentation:placeholder="true">
            <draw:text-box/>
          </draw:frame>
        </presentation:notes>
      </draw:page>
      <draw:page draw:name="page14"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Principles</text:p>
          </draw:text-box>
        </draw:frame>
        <draw:frame presentation:style-name="pr4" draw:text-style-name="P6" draw:layer="layout" svg:width="25.199cm" svg:height="13.86cm" svg:x="1.4cm" svg:y="4.914cm" presentation:class="outline">
          <draw:text-box>
            <text:list text:style-name="L2">
              <text:list-item>
                <text:p text:id="id64" text:style-name="P6">Design should be assessed for quality as it is being created, not after the fact</text:p>
              </text:list-item>
            </text:list>
            <text:list text:style-name="L2">
              <text:list-item>
                <text:p text:id="id65" text:style-name="P6">Design should be reviewed to minimize conceptual (semantic) errors</text:p>
              </text:list-item>
            </text:list>
            <text:list text:style-name="L2">
              <text:list-item>
                <text:list>
                  <text:list-item>
                    <text:p text:id="id66" text:style-name="P7">Don't miss forest for the tre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seq>
        </anim:par>
        <presentation:notes draw:style-name="dp2">
          <draw:page-thumbnail draw:style-name="gr2" draw:layer="layout" svg:width="12.767cm" svg:height="9.575cm" svg:x="4.411cm" svg:y="2.794cm" draw:page-number="14" presentation:class="page"/>
          <draw:frame presentation:style-name="pr5" draw:text-style-name="P4" draw:layer="layout" svg:width="15.02cm" svg:height="10.629cm" svg:x="3.292cm" svg:y="13.299cm" presentation:class="notes" presentation:placeholder="true">
            <draw:text-box/>
          </draw:frame>
        </presentation:notes>
      </draw:page>
      <draw:page draw:name="page15"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esign Concepts</text:p>
          </draw:text-box>
        </draw:frame>
        <draw:frame presentation:style-name="pr4" draw:text-style-name="P6" draw:layer="layout" svg:width="25.199cm" svg:height="13.86cm" svg:x="1.4cm" svg:y="4.914cm" presentation:class="outline">
          <draw:text-box>
            <text:list text:style-name="L2">
              <text:list-item>
                <text:p text:id="id67" text:style-name="P6">Answers the following questions</text:p>
              </text:list-item>
            </text:list>
            <text:list text:style-name="L2">
              <text:list-item>
                <text:list>
                  <text:list-item>
                    <text:p text:id="id68" text:style-name="P7">What criteria can be used to partition software into individual components?</text:p>
                  </text:list-item>
                </text:list>
              </text:list-item>
            </text:list>
            <text:list text:style-name="L2">
              <text:list-item>
                <text:list>
                  <text:list-item>
                    <text:p text:id="id69" text:style-name="P7">How is function or data structure detail separated from a conceptual representation of the software?</text:p>
                  </text:list-item>
                </text:list>
              </text:list-item>
            </text:list>
            <text:list text:style-name="L2">
              <text:list-item>
                <text:list>
                  <text:list-item>
                    <text:p text:id="id70" text:style-name="P7">Are there uniform criteria that define the technical quality of a software desig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seq>
        </anim:par>
        <presentation:notes draw:style-name="dp2">
          <draw:page-thumbnail draw:style-name="gr2" draw:layer="layout" svg:width="12.767cm" svg:height="9.575cm" svg:x="4.411cm" svg:y="2.794cm" draw:page-number="15" presentation:class="page"/>
          <draw:frame presentation:style-name="pr5" draw:text-style-name="P4" draw:layer="layout" svg:width="15.02cm" svg:height="10.629cm" svg:x="3.292cm" svg:y="13.299cm" presentation:class="notes" presentation:placeholder="true">
            <draw:text-box/>
          </draw:frame>
        </presentation:notes>
      </draw:page>
      <draw:page draw:name="page16"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Abstraction</text:p>
          </draw:text-box>
        </draw:frame>
        <draw:frame presentation:style-name="pr4" draw:text-style-name="P6" draw:layer="layout" svg:width="25.199cm" svg:height="14.561cm" svg:x="1.4cm" svg:y="4.914cm" presentation:class="outline" presentation:user-transformed="true">
          <draw:text-box>
            <text:list text:style-name="L2">
              <text:list-item>
                <text:p text:id="id71" text:style-name="P6">Permits one to concentrate on a problem at some level of generalization without regard to irrelevant low level details;</text:p>
              </text:list-item>
            </text:list>
            <text:list text:style-name="L2">
              <text:list-item>
                <text:p text:id="id72" text:style-name="P6">Each step in the SE process is a refinement in the level of abstraction of the software solution</text:p>
              </text:list-item>
            </text:list>
            <text:list text:style-name="L2">
              <text:list-item>
                <text:p text:id="id73" text:style-name="P6">Procedural Abstraction</text:p>
              </text:list-item>
            </text:list>
            <text:list text:style-name="L2">
              <text:list-item>
                <text:list>
                  <text:list-item>
                    <text:p text:id="id74" text:style-name="P7">A named sequence of instructions that has a specific and limited function</text:p>
                  </text:list-item>
                </text:list>
              </text:list-item>
            </text:list>
            <text:list text:style-name="L2">
              <text:list-item>
                <text:list>
                  <text:list-item>
                    <text:p text:id="id75" text:style-name="P7">ex. 'open' the door</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seq>
        </anim:par>
        <presentation:notes draw:style-name="dp2">
          <draw:page-thumbnail draw:style-name="gr2" draw:layer="layout" svg:width="12.767cm" svg:height="9.575cm" svg:x="4.411cm" svg:y="2.794cm" draw:page-number="16" presentation:class="page"/>
          <draw:frame presentation:style-name="pr5" draw:text-style-name="P4" draw:layer="layout" svg:width="15.02cm" svg:height="10.629cm" svg:x="3.292cm" svg:y="13.299cm" presentation:class="notes" presentation:placeholder="true">
            <draw:text-box/>
          </draw:frame>
        </presentation:notes>
      </draw:page>
      <draw:page draw:name="page17"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Abstraction</text:p>
          </draw:text-box>
        </draw:frame>
        <draw:frame presentation:style-name="pr4" draw:text-style-name="P6" draw:layer="layout" svg:width="25.199cm" svg:height="13.86cm" svg:x="1.4cm" svg:y="4.914cm" presentation:class="outline" presentation:user-transformed="true">
          <draw:text-box>
            <text:list text:style-name="L2">
              <text:list-item>
                <text:p text:id="id76" text:style-name="P6">Data Abstraction</text:p>
              </text:list-item>
            </text:list>
            <text:list text:style-name="L2">
              <text:list-item>
                <text:list>
                  <text:list-item>
                    <text:p text:id="id77" text:style-name="P7">A named collection of data that describes a data object</text:p>
                  </text:list-item>
                </text:list>
              </text:list-item>
            </text:list>
            <text:list text:style-name="L2">
              <text:list-item>
                <text:list>
                  <text:list-item>
                    <text:p text:id="id78" text:style-name="P7">ex. open the “door”</text:p>
                  </text:list-item>
                </text:list>
              </text:list-item>
            </text:list>
            <text:list text:style-name="L2">
              <text:list-item>
                <text:p text:id="id79" text:style-name="P6">Control Abstraction</text:p>
              </text:list-item>
            </text:list>
            <text:list text:style-name="L2">
              <text:list-item>
                <text:list>
                  <text:list-item>
                    <text:p text:id="id80" text:style-name="P7">Program control mechanism</text:p>
                  </text:list-item>
                </text:list>
              </text:list-item>
            </text:list>
            <text:list text:style-name="L2">
              <text:list-item>
                <text:list>
                  <text:list-item>
                    <text:p text:id="id81" text:style-name="P7">ex. semaphor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seq>
        </anim:par>
        <presentation:notes draw:style-name="dp2">
          <draw:page-thumbnail draw:style-name="gr2" draw:layer="layout" svg:width="12.767cm" svg:height="9.575cm" svg:x="4.411cm" svg:y="2.794cm" draw:page-number="17" presentation:class="page"/>
          <draw:frame presentation:style-name="pr5" draw:text-style-name="P4" draw:layer="layout" svg:width="15.02cm" svg:height="10.629cm" svg:x="3.292cm" svg:y="13.299cm" presentation:class="notes" presentation:placeholder="true">
            <draw:text-box/>
          </draw:frame>
        </presentation:notes>
      </draw:page>
      <draw:page draw:name="page18"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Refinement</text:p>
          </draw:text-box>
        </draw:frame>
        <draw:frame presentation:style-name="pr4" draw:text-style-name="P6" draw:layer="layout" svg:width="25.199cm" svg:height="14.461cm" svg:x="1.4cm" svg:y="4.914cm" presentation:class="outline" presentation:user-transformed="true">
          <draw:text-box>
            <text:list text:style-name="L2">
              <text:list-item>
                <text:p text:id="id82" text:style-name="P6">Stepwise Refinement</text:p>
              </text:list-item>
            </text:list>
            <text:list text:style-name="L2">
              <text:list-item>
                <text:list>
                  <text:list-item>
                    <text:p text:id="id83" text:style-name="P7">Top down strategy</text:p>
                  </text:list-item>
                </text:list>
              </text:list-item>
            </text:list>
            <text:list text:style-name="L2">
              <text:list-item>
                <text:list>
                  <text:list-item>
                    <text:p text:id="id84" text:style-name="P7">Developed by Niklaus Wirth (inventor of the Pascal programming language)</text:p>
                  </text:list-item>
                </text:list>
              </text:list-item>
            </text:list>
            <text:list text:style-name="L2">
              <text:list-item>
                <text:p text:id="id85" text:style-name="P6">Architecture of the program is developed by successively refining levels of procedural detail</text:p>
              </text:list-item>
            </text:list>
            <text:list text:style-name="L2">
              <text:list-item>
                <text:p text:id="id86" text:style-name="P6">Problem decomposed into procedure/functions, then into program statemen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seq>
        </anim:par>
        <presentation:notes draw:style-name="dp2">
          <draw:page-thumbnail draw:style-name="gr2" draw:layer="layout" svg:width="12.767cm" svg:height="9.575cm" svg:x="4.411cm" svg:y="2.794cm" draw:page-number="18" presentation:class="page"/>
          <draw:frame presentation:style-name="pr5" draw:text-style-name="P4" draw:layer="layout" svg:width="15.02cm" svg:height="10.629cm" svg:x="3.292cm" svg:y="13.299cm" presentation:class="notes" presentation:placeholder="true">
            <draw:text-box/>
          </draw:frame>
        </presentation:notes>
      </draw:page>
      <draw:page draw:name="page19"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Modularity</text:p>
          </draw:text-box>
        </draw:frame>
        <draw:frame presentation:style-name="pr4" draw:text-style-name="P6" draw:layer="layout" svg:width="25.199cm" svg:height="13.86cm" svg:x="1.4cm" svg:y="4.914cm" presentation:class="outline">
          <draw:text-box>
            <text:list text:style-name="L2">
              <text:list-item>
                <text:p text:id="id87" text:style-name="P6">Software is divided into separately named and addressable components, called modules, that are integrated to satisfy problem requirements</text:p>
              </text:list-item>
            </text:list>
            <text:list text:style-name="L2">
              <text:list-item>
                <text:p text:id="id88" text:style-name="P6">Easier to solve a complex problem when you break it into manageable pieces</text:p>
              </text:list-item>
            </text:list>
            <text:list text:style-name="L2">
              <text:list-item>
                <text:p text:id="id89" text:style-name="P6">Up to when should we “break” a complex problem?</text:p>
              </text:list-item>
            </text:list>
            <text:list text:style-name="L2">
              <text:list-item>
                <text:list>
                  <text:list-item>
                    <text:p text:id="id90" text:style-name="P7">Consider the cost of integr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seq>
        </anim:par>
        <presentation:notes draw:style-name="dp2">
          <draw:page-thumbnail draw:style-name="gr2" draw:layer="layout" svg:width="12.767cm" svg:height="9.575cm" svg:x="4.411cm" svg:y="2.794cm" draw:page-number="19" presentation:class="page"/>
          <draw:frame presentation:style-name="pr5" draw:text-style-name="P4" draw:layer="layout" svg:width="15.02cm" svg:height="10.629cm" svg:x="3.292cm" svg:y="13.299cm" presentation:class="notes" presentation:placeholder="true">
            <draw:text-box/>
          </draw:frame>
        </presentation:notes>
      </draw:page>
      <draw:page draw:name="page20"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Modularity</text:p>
          </draw:text-box>
        </draw:frame>
        <draw:frame presentation:style-name="pr4" draw:text-style-name="P6" draw:layer="layout" svg:width="25.199cm" svg:height="14.821cm" svg:x="1.4cm" svg:y="4.914cm" presentation:class="outline" presentation:user-transformed="true">
          <draw:text-box>
            <text:list text:style-name="L2">
              <text:list-item>
                <text:p text:id="id91" text:style-name="P6">Criteria for evaluating a design method with respect to ability to define a modular system</text:p>
              </text:list-item>
            </text:list>
            <text:list text:style-name="L2">
              <text:list-item>
                <text:list>
                  <text:list-item>
                    <text:p text:id="id92" text:style-name="P7">Modular Decomposability</text:p>
                  </text:list-item>
                </text:list>
              </text:list-item>
            </text:list>
            <text:list text:style-name="L2">
              <text:list-item>
                <text:list>
                  <text:list-item>
                    <text:p text:id="id93" text:style-name="P7">Modular Composability</text:p>
                  </text:list-item>
                </text:list>
              </text:list-item>
            </text:list>
            <text:list text:style-name="L2">
              <text:list-item>
                <text:list>
                  <text:list-item>
                    <text:p text:id="id94" text:style-name="P7">Modular Understandability</text:p>
                  </text:list-item>
                </text:list>
              </text:list-item>
            </text:list>
            <text:list text:style-name="L2">
              <text:list-item>
                <text:list>
                  <text:list-item>
                    <text:p text:id="id95" text:style-name="P7">Modular Continuity</text:p>
                  </text:list-item>
                </text:list>
              </text:list-item>
            </text:list>
            <text:list text:style-name="L2">
              <text:list-item>
                <text:list>
                  <text:list-item>
                    <text:p text:id="id96" text:style-name="P7">Modular Protection</text:p>
                  </text:list-item>
                </text:list>
              </text:list-item>
            </text:list>
            <text:list text:style-name="L2">
              <text:list-item>
                <text:p text:id="id97" text:style-name="P6">Possible for design to be modular but implementation is monolithic</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seq>
        </anim:par>
        <presentation:notes draw:style-name="dp2">
          <draw:page-thumbnail draw:style-name="gr2" draw:layer="layout" svg:width="12.767cm" svg:height="9.575cm" svg:x="4.411cm" svg:y="2.794cm" draw:page-number="20" presentation:class="page"/>
          <draw:frame presentation:style-name="pr5" draw:text-style-name="P4" draw:layer="layout" svg:width="15.02cm" svg:height="10.629cm" svg:x="3.292cm" svg:y="13.299cm" presentation:class="notes" presentation:placeholder="true">
            <draw:text-box/>
          </draw:frame>
        </presentation:notes>
      </draw:page>
      <draw:page draw:name="page21"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oftware Architecture</text:p>
          </draw:text-box>
        </draw:frame>
        <draw:frame presentation:style-name="pr4" draw:text-style-name="P6" draw:layer="layout" svg:width="25.199cm" svg:height="14.171cm" svg:x="1.4cm" svg:y="4.914cm" presentation:class="outline" presentation:user-transformed="true">
          <draw:text-box>
            <text:list text:style-name="L2">
              <text:list-item>
                <text:p text:id="id98" text:style-name="P6">The overall structure of the software and the ways in which that structure provides conceptual integrity for a system</text:p>
              </text:list-item>
            </text:list>
            <text:list text:style-name="L2">
              <text:list-item>
                <text:p text:id="id99" text:style-name="P6">Hierarchical structure of program components (modules), manner in which these components interact, and the structure of the data that are used by the components</text:p>
              </text:list-item>
            </text:list>
            <text:list text:style-name="L2">
              <text:list-item>
                <text:p text:id="id100" text:style-name="P6">Major system elements and their interac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seq>
        </anim:par>
        <presentation:notes draw:style-name="dp2">
          <draw:page-thumbnail draw:style-name="gr2" draw:layer="layout" svg:width="12.767cm" svg:height="9.575cm" svg:x="4.411cm" svg:y="2.794cm" draw:page-number="21" presentation:class="page"/>
          <draw:frame presentation:style-name="pr5" draw:text-style-name="P4" draw:layer="layout" svg:width="15.02cm" svg:height="10.629cm" svg:x="3.292cm" svg:y="13.299cm" presentation:class="notes" presentation:placeholder="true">
            <draw:text-box/>
          </draw:frame>
        </presentation:notes>
      </draw:page>
      <draw:page draw:name="page22"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oftware Architecture</text:p>
          </draw:text-box>
        </draw:frame>
        <draw:frame presentation:style-name="pr4" draw:text-style-name="P6" draw:layer="layout" svg:width="25.199cm" svg:height="14.292cm" svg:x="1.4cm" svg:y="4.914cm" presentation:class="outline" presentation:user-transformed="true">
          <draw:text-box>
            <text:list text:style-name="L2">
              <text:list-item>
                <text:p text:id="id101" text:style-name="P6">Properties that must be specified as part of architectural design</text:p>
              </text:list-item>
            </text:list>
            <text:list text:style-name="L2">
              <text:list-item>
                <text:list>
                  <text:list-item>
                    <text:p text:id="id102" text:style-name="P7">Structural Properties</text:p>
                  </text:list-item>
                </text:list>
              </text:list-item>
            </text:list>
            <text:list text:style-name="L2">
              <text:list-item>
                <text:list>
                  <text:list-item>
                    <text:list>
                      <text:list-item>
                        <text:p text:id="id103" text:style-name="P9">Defines components of system (modules, objects, filters) and the manner they interact</text:p>
                      </text:list-item>
                    </text:list>
                  </text:list-item>
                </text:list>
              </text:list-item>
            </text:list>
            <text:list text:style-name="L2">
              <text:list-item>
                <text:list>
                  <text:list-item>
                    <text:p text:id="id104" text:style-name="P7">Extra-functional Properties</text:p>
                  </text:list-item>
                </text:list>
              </text:list-item>
            </text:list>
            <text:list text:style-name="L2">
              <text:list-item>
                <text:list>
                  <text:list-item>
                    <text:list>
                      <text:list-item>
                        <text:p text:id="id105" text:style-name="P9">Address how architecture achieves requirements for performance, capacity, reliability, security, adaptability, and other system characteristics</text:p>
                      </text:list-item>
                    </text:list>
                  </text:list-item>
                </text:list>
              </text:list-item>
            </text:list>
            <text:list text:style-name="L2">
              <text:list-item>
                <text:list>
                  <text:list-item>
                    <text:p text:id="id106" text:style-name="P7">Families of Related Systems</text:p>
                  </text:list-item>
                </text:list>
              </text:list-item>
            </text:list>
            <text:list text:style-name="L2">
              <text:list-item>
                <text:list>
                  <text:list-item>
                    <text:list>
                      <text:list-item>
                        <text:p text:id="id107" text:style-name="P9">Reuse of architectural building block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seq>
        </anim:par>
        <presentation:notes draw:style-name="dp2">
          <draw:page-thumbnail draw:style-name="gr2" draw:layer="layout" svg:width="12.767cm" svg:height="9.575cm" svg:x="4.411cm" svg:y="2.794cm" draw:page-number="22" presentation:class="page"/>
          <draw:frame presentation:style-name="pr5" draw:text-style-name="P4" draw:layer="layout" svg:width="15.02cm" svg:height="10.629cm" svg:x="3.292cm" svg:y="13.299cm" presentation:class="notes" presentation:placeholder="true">
            <draw:text-box/>
          </draw:frame>
        </presentation:notes>
      </draw:page>
      <draw:page draw:name="page23"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oftware Architecture</text:p>
          </draw:text-box>
        </draw:frame>
        <draw:frame presentation:style-name="pr4" draw:text-style-name="P6" draw:layer="layout" svg:width="25.199cm" svg:height="13.86cm" svg:x="1.4cm" svg:y="4.914cm" presentation:class="outline" presentation:user-transformed="true">
          <draw:text-box>
            <text:list text:style-name="L2">
              <text:list-item>
                <text:p text:id="id108" text:style-name="P6">Representing Architectural Design</text:p>
              </text:list-item>
            </text:list>
            <text:list text:style-name="L2">
              <text:list-item>
                <text:list>
                  <text:list-item>
                    <text:p text:id="id109" text:style-name="P7">Structural Model</text:p>
                  </text:list-item>
                </text:list>
              </text:list-item>
            </text:list>
            <text:list text:style-name="L2">
              <text:list-item>
                <text:list>
                  <text:list-item>
                    <text:p text:id="id110" text:style-name="P7">Framework Models</text:p>
                  </text:list-item>
                </text:list>
              </text:list-item>
            </text:list>
            <text:list text:style-name="L2">
              <text:list-item>
                <text:list>
                  <text:list-item>
                    <text:p text:id="id111" text:style-name="P7">Dynamic Models</text:p>
                  </text:list-item>
                </text:list>
              </text:list-item>
            </text:list>
            <text:list text:style-name="L2">
              <text:list-item>
                <text:list>
                  <text:list-item>
                    <text:p text:id="id112" text:style-name="P7">Process Models</text:p>
                  </text:list-item>
                </text:list>
              </text:list-item>
            </text:list>
            <text:list text:style-name="L2">
              <text:list-item>
                <text:list>
                  <text:list-item>
                    <text:p text:id="id113" text:style-name="P7">Functional Model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seq>
        </anim:par>
        <presentation:notes draw:style-name="dp2">
          <draw:page-thumbnail draw:style-name="gr2" draw:layer="layout" svg:width="12.767cm" svg:height="9.575cm" svg:x="4.411cm" svg:y="2.794cm" draw:page-number="23" presentation:class="page"/>
          <draw:frame presentation:style-name="pr5" draw:text-style-name="P4" draw:layer="layout" svg:width="15.02cm" svg:height="10.629cm" svg:x="3.292cm" svg:y="13.299cm" presentation:class="notes" presentation:placeholder="true">
            <draw:text-box/>
          </draw:frame>
        </presentation:notes>
      </draw:page>
      <draw:page draw:name="page24"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Control Hierarchy</text:p>
          </draw:text-box>
        </draw:frame>
        <draw:frame presentation:style-name="pr4" draw:text-style-name="P6" draw:layer="layout" svg:width="25.199cm" svg:height="15.262cm" svg:x="1.4cm" svg:y="4.914cm" presentation:class="outline" presentation:user-transformed="true">
          <draw:text-box>
            <text:list text:style-name="L2">
              <text:list-item>
                <text:p text:id="id114" text:style-name="P6">Aka Program Structure</text:p>
              </text:list-item>
            </text:list>
            <text:list text:style-name="L2">
              <text:list-item>
                <text:list>
                  <text:list-item>
                    <text:p text:id="id115" text:style-name="P7">Organization of program components and implies a hierarchy of controls</text:p>
                  </text:list-item>
                </text:list>
              </text:list-item>
            </text:list>
            <text:list text:style-name="L2">
              <text:list-item>
                <text:p text:id="id116" text:style-name="P6">Represented as a tree-like diagram</text:p>
              </text:list-item>
            </text:list>
            <text:list text:style-name="L2">
              <text:list-item>
                <text:p text:id="id117" text:style-name="P6">Terminologies</text:p>
              </text:list-item>
            </text:list>
            <text:list text:style-name="L2">
              <text:list-item>
                <text:list>
                  <text:list-item>
                    <text:p text:id="id118" text:style-name="P7"><text:span text:style-name="T7">Depth</text:span><text:span text:style-name="T8"> – number of levels of control</text:span></text:p>
                  </text:list-item>
                </text:list>
              </text:list-item>
            </text:list>
            <text:list text:style-name="L2">
              <text:list-item>
                <text:list>
                  <text:list-item>
                    <text:p text:id="id119" text:style-name="P7"><text:span text:style-name="T7">Width</text:span><text:span text:style-name="T8"> – overall span of control</text:span></text:p>
                  </text:list-item>
                </text:list>
              </text:list-item>
            </text:list>
            <text:list text:style-name="L2">
              <text:list-item>
                <text:list>
                  <text:list-item>
                    <text:p text:id="id120" text:style-name="P7"><text:span text:style-name="T7">Fan-out</text:span><text:span text:style-name="T8"> – number of modules directly controlled by a module</text:span></text:p>
                  </text:list-item>
                </text:list>
              </text:list-item>
            </text:list>
            <text:list text:style-name="L2">
              <text:list-item>
                <text:list>
                  <text:list-item>
                    <text:p text:id="id121" text:style-name="P7"><text:span text:style-name="T7">Fan-in</text:span><text:span text:style-name="T8"> – indicates how many modules control a modul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seq>
        </anim:par>
        <presentation:notes draw:style-name="dp2">
          <draw:page-thumbnail draw:style-name="gr2" draw:layer="layout" svg:width="12.767cm" svg:height="9.575cm" svg:x="4.411cm" svg:y="2.794cm" draw:page-number="24" presentation:class="page"/>
          <draw:frame presentation:style-name="pr5" draw:text-style-name="P4" draw:layer="layout" svg:width="15.02cm" svg:height="10.629cm" svg:x="3.292cm" svg:y="13.299cm" presentation:class="notes" presentation:placeholder="true">
            <draw:text-box/>
          </draw:frame>
        </presentation:notes>
      </draw:page>
      <draw:page draw:name="page25"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Control Hierarchy</text:p>
          </draw:text-box>
        </draw:frame>
        <draw:frame presentation:style-name="pr4" draw:text-style-name="P6" draw:layer="layout" svg:width="25.199cm" svg:height="14.488cm" svg:x="1.4cm" svg:y="4.914cm" presentation:class="outline" presentation:user-transformed="true">
          <draw:text-box>
            <text:list text:style-name="L2">
              <text:list-item>
                <text:p text:style-name="P6">Terminologies</text:p>
              </text:list-item>
            </text:list>
            <text:list text:style-name="L2">
              <text:list-item>
                <text:list>
                  <text:list-item>
                    <text:p text:id="id122" text:style-name="P7"><text:span text:style-name="T9">Superordinate</text:span> – a modules that controls another modules</text:p>
                  </text:list-item>
                </text:list>
              </text:list-item>
            </text:list>
            <text:list text:style-name="L2">
              <text:list-item>
                <text:list>
                  <text:list-item>
                    <text:p text:id="id123" text:style-name="P7"><text:span text:style-name="T9">Subordinate</text:span> – a module that is controlled by another module</text:p>
                  </text:list-item>
                </text:list>
              </text:list-item>
            </text:list>
            <text:list text:style-name="L2">
              <text:list-item>
                <text:list>
                  <text:list-item>
                    <text:p text:id="id124" text:style-name="P7"><text:span text:style-name="T9">Visibility</text:span> – set of program components that may be invoked or used as data by a given component</text:p>
                  </text:list-item>
                </text:list>
              </text:list-item>
            </text:list>
            <text:list text:style-name="L2">
              <text:list-item>
                <text:list>
                  <text:list-item>
                    <text:p text:id="id125" text:style-name="P7"><text:span text:style-name="T9">Connectivity</text:span> – set of components that are directly invoked or used as data by a compone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seq>
        </anim:par>
        <presentation:notes draw:style-name="dp2">
          <draw:page-thumbnail draw:style-name="gr2" draw:layer="layout" svg:width="12.767cm" svg:height="9.575cm" svg:x="4.411cm" svg:y="2.794cm" draw:page-number="25" presentation:class="page"/>
          <draw:frame presentation:style-name="pr5" draw:text-style-name="P4" draw:layer="layout" svg:width="15.02cm" svg:height="10.629cm" svg:x="3.292cm" svg:y="13.299cm" presentation:class="notes" presentation:placeholder="true">
            <draw:text-box/>
          </draw:frame>
        </presentation:notes>
      </draw:page>
      <draw:page draw:name="page26"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tructural Partitioning</text:p>
          </draw:text-box>
        </draw:frame>
        <draw:frame presentation:style-name="pr4" draw:text-style-name="P6" draw:layer="layout" svg:width="25.199cm" svg:height="14.459cm" svg:x="1.4cm" svg:y="4.914cm" presentation:class="outline" presentation:user-transformed="true">
          <draw:text-box>
            <text:list text:style-name="L2">
              <text:list-item>
                <text:p text:id="id126" text:style-name="P6">Horizontal and vertical partitioning should be done</text:p>
              </text:list-item>
            </text:list>
            <text:list text:style-name="L2">
              <text:list-item>
                <text:p text:id="id127" text:style-name="P6">Horizontal</text:p>
              </text:list-item>
            </text:list>
            <text:list text:style-name="L2">
              <text:list-item>
                <text:list>
                  <text:list-item>
                    <text:p text:id="id128" text:style-name="P7">Defines separate branches for each function</text:p>
                  </text:list-item>
                </text:list>
              </text:list-item>
            </text:list>
            <text:list text:style-name="L2">
              <text:list-item>
                <text:list>
                  <text:list-item>
                    <text:p text:id="id129" text:style-name="P7">Control modules coordinate communication between functions</text:p>
                  </text:list-item>
                </text:list>
              </text:list-item>
            </text:list>
            <text:list text:style-name="L2">
              <text:list-item>
                <text:list>
                  <text:list-item>
                    <text:p text:id="id130" text:style-name="P7">Benefits</text:p>
                  </text:list-item>
                </text:list>
              </text:list-item>
            </text:list>
            <text:list text:style-name="L2">
              <text:list-item>
                <text:list>
                  <text:list-item>
                    <text:list>
                      <text:list-item>
                        <text:p text:id="id131" text:style-name="P9">Easy to extend, test, and maintain</text:p>
                      </text:list-item>
                    </text:list>
                  </text:list-item>
                </text:list>
              </text:list-item>
            </text:list>
            <text:list text:style-name="L2">
              <text:list-item>
                <text:list>
                  <text:list-item>
                    <text:list>
                      <text:list-item>
                        <text:p text:id="id132" text:style-name="P9">Fewer propagation of side-effects</text:p>
                      </text:list-item>
                    </text:list>
                  </text:list-item>
                </text:list>
              </text:list-item>
            </text:list>
            <text:list text:style-name="L2">
              <text:list-item>
                <text:list>
                  <text:list-item>
                    <text:p text:id="id133" text:style-name="P7">Disadvantage: more data needs to be passe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seq>
        </anim:par>
        <presentation:notes draw:style-name="dp2">
          <draw:page-thumbnail draw:style-name="gr2" draw:layer="layout" svg:width="12.767cm" svg:height="9.575cm" svg:x="4.411cm" svg:y="2.794cm" draw:page-number="26" presentation:class="page"/>
          <draw:frame presentation:style-name="pr5" draw:text-style-name="P4" draw:layer="layout" svg:width="15.02cm" svg:height="10.629cm" svg:x="3.292cm" svg:y="13.299cm" presentation:class="notes" presentation:placeholder="true">
            <draw:text-box/>
          </draw:frame>
        </presentation:notes>
      </draw:page>
      <draw:page draw:name="page27"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tructural Partitioning</text:p>
          </draw:text-box>
        </draw:frame>
        <draw:frame presentation:style-name="pr4" draw:text-style-name="P6" draw:layer="layout" svg:width="25.199cm" svg:height="13.86cm" svg:x="1.4cm" svg:y="4.914cm" presentation:class="outline" presentation:user-transformed="true">
          <draw:text-box>
            <text:list text:style-name="L2">
              <text:list-item>
                <text:p text:id="id134" text:style-name="P6">Vertical</text:p>
              </text:list-item>
            </text:list>
            <text:list text:style-name="L2">
              <text:list-item>
                <text:list>
                  <text:list-item>
                    <text:p text:id="id135" text:style-name="P7">Also called factoring, top-down control</text:p>
                  </text:list-item>
                </text:list>
              </text:list-item>
            </text:list>
            <text:list text:style-name="L2">
              <text:list-item>
                <text:list>
                  <text:list-item>
                    <text:p text:id="id136" text:style-name="P7">Top level modules are <text:span text:style-name="T9">control modules</text:span></text:p>
                  </text:list-item>
                </text:list>
              </text:list-item>
            </text:list>
            <text:list text:style-name="L2">
              <text:list-item>
                <text:list>
                  <text:list-item>
                    <text:p text:id="id137" text:style-name="P7">Low level modules perform the processing (<text:span text:style-name="T9">worker modules</text:span>)</text:p>
                  </text:list-item>
                </text:list>
              </text:list-item>
            </text:list>
            <text:list text:style-name="L2">
              <text:list-item>
                <text:list>
                  <text:list-item>
                    <text:p text:id="id138" text:style-name="P7">Generally, change in software revolves around input, processing, and output</text:p>
                  </text:list-item>
                </text:list>
              </text:list-item>
            </text:list>
            <text:list text:style-name="L2">
              <text:list-item>
                <text:list>
                  <text:list-item>
                    <text:list>
                      <text:list-item>
                        <text:p text:id="id139" text:style-name="P9">Fewer side effect propagation because changes occur at the worker modules</text:p>
                      </text:list-item>
                    </text:list>
                  </text:list-item>
                </text:list>
              </text:list-item>
            </text:list>
            <text:list text:style-name="L2">
              <text:list-item>
                <text:list>
                  <text:list-item>
                    <text:list>
                      <text:list-item>
                        <text:p text:id="id140" text:style-name="P9">Justifies vertical partitioning</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seq>
        </anim:par>
        <presentation:notes draw:style-name="dp2">
          <draw:page-thumbnail draw:style-name="gr2" draw:layer="layout" svg:width="12.767cm" svg:height="9.575cm" svg:x="4.411cm" svg:y="2.794cm" draw:page-number="27" presentation:class="page"/>
          <draw:frame presentation:style-name="pr5" draw:text-style-name="P4" draw:layer="layout" svg:width="15.02cm" svg:height="10.629cm" svg:x="3.292cm" svg:y="13.299cm" presentation:class="notes" presentation:placeholder="true">
            <draw:text-box/>
          </draw:frame>
        </presentation:notes>
      </draw:page>
      <draw:page draw:name="page28"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ata Structure</text:p>
          </draw:text-box>
        </draw:frame>
        <draw:frame presentation:style-name="pr4" draw:text-style-name="P6" draw:layer="layout" svg:width="25.199cm" svg:height="13.86cm" svg:x="1.4cm" svg:y="4.914cm" presentation:class="outline">
          <draw:text-box>
            <text:list text:style-name="L2">
              <text:list-item>
                <text:p text:id="id141" text:style-name="P6">Representation of the logical relationship among individual elements of data</text:p>
              </text:list-item>
            </text:list>
            <text:list text:style-name="L2">
              <text:list-item>
                <text:p text:id="id142" text:style-name="P6">As important as program structure</text:p>
              </text:list-item>
            </text:list>
            <text:list text:style-name="L2">
              <text:list-item>
                <text:p text:id="id143" text:style-name="P6">Dictates the organization, methods of access, degrees of associativity, and processing alternatives for information</text:p>
              </text:list-item>
            </text:list>
            <text:list text:style-name="L2">
              <text:list-item>
                <text:p text:id="id144" text:style-name="P6">Think CMSC 12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seq>
        </anim:par>
        <presentation:notes draw:style-name="dp2">
          <draw:page-thumbnail draw:style-name="gr2" draw:layer="layout" svg:width="12.767cm" svg:height="9.575cm" svg:x="4.411cm" svg:y="2.794cm" draw:page-number="28" presentation:class="page"/>
          <draw:frame presentation:style-name="pr5" draw:text-style-name="P4" draw:layer="layout" svg:width="15.02cm" svg:height="10.629cm" svg:x="3.292cm" svg:y="13.299cm" presentation:class="notes" presentation:placeholder="true">
            <draw:text-box/>
          </draw:frame>
        </presentation:notes>
      </draw:page>
      <draw:page draw:name="page29"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ata Structure</text:p>
          </draw:text-box>
        </draw:frame>
        <draw:frame presentation:style-name="pr4" draw:text-style-name="P6" draw:layer="layout" svg:width="25.199cm" svg:height="13.86cm" svg:x="1.4cm" svg:y="4.914cm" presentation:class="outline">
          <draw:text-box>
            <text:list text:style-name="L2">
              <text:list-item>
                <text:p text:id="id145" text:style-name="P6">Scalar</text:p>
              </text:list-item>
            </text:list>
            <text:list text:style-name="L2">
              <text:list-item>
                <text:list>
                  <text:list-item>
                    <text:p text:id="id146" text:style-name="P7">Single element of information addressed by an identifier</text:p>
                  </text:list-item>
                </text:list>
              </text:list-item>
            </text:list>
            <text:list text:style-name="L2">
              <text:list-item>
                <text:p text:id="id147" text:style-name="P6">Sequential Vector</text:p>
              </text:list-item>
            </text:list>
            <text:list text:style-name="L2">
              <text:list-item>
                <text:list>
                  <text:list-item>
                    <text:p text:id="id148" text:style-name="P7">Scalar items organized as a list or contiguous group</text:p>
                  </text:list-item>
                </text:list>
              </text:list-item>
            </text:list>
            <text:list text:style-name="L2">
              <text:list-item>
                <text:p text:id="id149" text:style-name="P6">N-dimensional space, Arrays</text:p>
              </text:list-item>
            </text:list>
            <text:list text:style-name="L2">
              <text:list-item>
                <text:list>
                  <text:list-item>
                    <text:p text:id="id150" text:style-name="P7">Extended Sequential Vector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seq>
        </anim:par>
        <presentation:notes draw:style-name="dp2">
          <draw:page-thumbnail draw:style-name="gr2" draw:layer="layout" svg:width="12.767cm" svg:height="9.575cm" svg:x="4.411cm" svg:y="2.794cm" draw:page-number="29" presentation:class="page"/>
          <draw:frame presentation:style-name="pr5" draw:text-style-name="P4" draw:layer="layout" svg:width="15.02cm" svg:height="10.629cm" svg:x="3.292cm" svg:y="13.299cm" presentation:class="notes" presentation:placeholder="true">
            <draw:text-box/>
          </draw:frame>
        </presentation:notes>
      </draw:page>
      <draw:page draw:name="page30"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Data Structure</text:p>
          </draw:text-box>
        </draw:frame>
        <draw:frame presentation:style-name="pr4" draw:text-style-name="P6" draw:layer="layout" svg:width="25.199cm" svg:height="13.86cm" svg:x="1.4cm" svg:y="4.914cm" presentation:class="outline">
          <draw:text-box>
            <text:list text:style-name="L2">
              <text:list-item>
                <text:p text:id="id151" text:style-name="P6">Abstract Data Types</text:p>
              </text:list-item>
            </text:list>
            <text:list text:style-name="L2">
              <text:list-item>
                <text:list>
                  <text:list-item>
                    <text:p text:id="id152" text:style-name="P7">List</text:p>
                  </text:list-item>
                </text:list>
              </text:list-item>
            </text:list>
            <text:list text:style-name="L2">
              <text:list-item>
                <text:list>
                  <text:list-item>
                    <text:p text:id="id153" text:style-name="P7">Stack</text:p>
                  </text:list-item>
                </text:list>
              </text:list-item>
            </text:list>
            <text:list text:style-name="L2">
              <text:list-item>
                <text:list>
                  <text:list-item>
                    <text:p text:id="id154" text:style-name="P7">Queue</text:p>
                  </text:list-item>
                </text:list>
              </text:list-item>
            </text:list>
            <text:list text:style-name="L2">
              <text:list-item>
                <text:list>
                  <text:list-item>
                    <text:p text:id="id155" text:style-name="P7">Tree</text:p>
                  </text:list-item>
                </text:list>
              </text:list-item>
            </text:list>
            <text:list text:style-name="L2">
              <text:list-item>
                <text:list>
                  <text:list-item>
                    <text:p text:id="id156" text:style-name="P7">Graph</text:p>
                  </text:list-item>
                </text:list>
              </text:list-item>
            </text:list>
            <text:list text:style-name="L2">
              <text:list-item>
                <text:list>
                  <text:list-item>
                    <text:p text:id="id157" text:style-name="P7">Se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seq>
        </anim:par>
        <presentation:notes draw:style-name="dp2">
          <draw:page-thumbnail draw:style-name="gr2" draw:layer="layout" svg:width="12.767cm" svg:height="9.575cm" svg:x="4.411cm" svg:y="2.794cm" draw:page-number="30" presentation:class="page"/>
          <draw:frame presentation:style-name="pr5" draw:text-style-name="P4" draw:layer="layout" svg:width="15.02cm" svg:height="10.629cm" svg:x="3.292cm" svg:y="13.299cm" presentation:class="notes" presentation:placeholder="true">
            <draw:text-box/>
          </draw:frame>
        </presentation:notes>
      </draw:page>
      <draw:page draw:name="page31"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oftware Procedure</text:p>
          </draw:text-box>
        </draw:frame>
        <draw:frame presentation:style-name="pr4" draw:text-style-name="P6" draw:layer="layout" svg:width="25.199cm" svg:height="13.86cm" svg:x="1.4cm" svg:y="4.914cm" presentation:class="outline">
          <draw:text-box>
            <text:list text:style-name="L2">
              <text:list-item>
                <text:p text:id="id158" text:style-name="P6">Focus on the processing details of each module individually</text:p>
              </text:list-item>
            </text:list>
            <text:list text:style-name="L2">
              <text:list-item>
                <text:p text:id="id159" text:style-name="P6">Precise specification of processing</text:p>
              </text:list-item>
            </text:list>
            <text:list text:style-name="L2">
              <text:list-item>
                <text:list>
                  <text:list-item>
                    <text:p text:id="id160" text:style-name="P7">Sequence of events</text:p>
                  </text:list-item>
                </text:list>
              </text:list-item>
            </text:list>
            <text:list text:style-name="L2">
              <text:list-item>
                <text:list>
                  <text:list-item>
                    <text:p text:id="id161" text:style-name="P7">Exact decision points</text:p>
                  </text:list-item>
                </text:list>
              </text:list-item>
            </text:list>
            <text:list text:style-name="L2">
              <text:list-item>
                <text:list>
                  <text:list-item>
                    <text:p text:id="id162" text:style-name="P7">Repetitive operations</text:p>
                  </text:list-item>
                </text:list>
              </text:list-item>
            </text:list>
            <text:list text:style-name="L2">
              <text:list-item>
                <text:list>
                  <text:list-item>
                    <text:p text:id="id163" text:style-name="P7">Data organization/structure</text:p>
                  </text:list-item>
                </text:list>
              </text:list-item>
            </text:list>
            <text:list text:style-name="L2">
              <text:list-item>
                <text:p text:id="id164" text:style-name="P6">Zoom-in on modul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seq>
        </anim:par>
        <presentation:notes draw:style-name="dp2">
          <draw:page-thumbnail draw:style-name="gr2" draw:layer="layout" svg:width="12.767cm" svg:height="9.575cm" svg:x="4.411cm" svg:y="2.794cm" draw:page-number="31" presentation:class="page"/>
          <draw:frame presentation:style-name="pr5" draw:text-style-name="P4" draw:layer="layout" svg:width="15.02cm" svg:height="10.629cm" svg:x="3.292cm" svg:y="13.299cm" presentation:class="notes" presentation:placeholder="true">
            <draw:text-box/>
          </draw:frame>
        </presentation:notes>
      </draw:page>
      <draw:page draw:name="page32"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Information Hiding</text:p>
          </draw:text-box>
        </draw:frame>
        <draw:frame presentation:style-name="pr4" draw:text-style-name="P6" draw:layer="layout" svg:width="25.199cm" svg:height="14.171cm" svg:x="1.4cm" svg:y="4.914cm" presentation:class="outline" presentation:user-transformed="true">
          <draw:text-box>
            <text:list text:style-name="L2">
              <text:list-item>
                <text:p text:id="id165" text:style-name="P6">Modules should be “characterized by design decision that (each) hides from all others”</text:p>
              </text:list-item>
            </text:list>
            <text:list text:style-name="L2">
              <text:list-item>
                <text:p text:id="id166" text:style-name="P6">Modules should be designed so that information contain within a module is inaccessible to other modules that have no need for such information</text:p>
              </text:list-item>
            </text:list>
            <text:list text:style-name="L2">
              <text:list-item>
                <text:p text:id="id167" text:style-name="P6">Enforces access constraints to both procedural detail within a module and any local data structu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seq>
        </anim:par>
        <presentation:notes draw:style-name="dp2">
          <draw:page-thumbnail draw:style-name="gr2" draw:layer="layout" svg:width="12.767cm" svg:height="9.575cm" svg:x="4.411cm" svg:y="2.794cm" draw:page-number="32" presentation:class="page"/>
          <draw:frame presentation:style-name="pr5" draw:text-style-name="P4" draw:layer="layout" svg:width="15.02cm" svg:height="10.629cm" svg:x="3.292cm" svg:y="13.299cm" presentation:class="notes" presentation:placeholder="true">
            <draw:text-box/>
          </draw:frame>
        </presentation:notes>
      </draw:page>
      <draw:page draw:name="page33"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Information Hiding</text:p>
          </draw:text-box>
        </draw:frame>
        <draw:frame presentation:style-name="pr4" draw:text-style-name="P6" draw:layer="layout" svg:width="25.199cm" svg:height="13.86cm" svg:x="1.4cm" svg:y="4.914cm" presentation:class="outline" presentation:user-transformed="true">
          <draw:text-box>
            <text:list text:style-name="L2">
              <text:list-item>
                <text:p text:id="id168" text:style-name="P6">Beneficial when modifications are required during testing and maintenance</text:p>
              </text:list-item>
            </text:list>
            <text:list text:style-name="L2">
              <text:list-item>
                <text:p text:id="id169" text:style-name="P6">Prevents propagation of errors – side effec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seq>
        </anim:par>
        <presentation:notes draw:style-name="dp2">
          <draw:page-thumbnail draw:style-name="gr2" draw:layer="layout" svg:width="12.767cm" svg:height="9.575cm" svg:x="4.411cm" svg:y="2.794cm" draw:page-number="33" presentation:class="page"/>
          <draw:frame presentation:style-name="pr5" draw:text-style-name="P4" draw:layer="layout" svg:width="15.02cm" svg:height="10.629cm" svg:x="3.292cm" svg:y="13.299cm" presentation:class="notes" presentation:placeholder="true">
            <draw:text-box/>
          </draw:frame>
        </presentation:notes>
      </draw:page>
      <draw:page draw:name="page34"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text:tab/>Effective Modular Design</text:p>
          </draw:text-box>
        </draw:frame>
        <draw:frame presentation:style-name="pr4" draw:text-style-name="P6" draw:layer="layout" svg:width="25.199cm" svg:height="13.86cm" svg:x="1.4cm" svg:y="4.914cm" presentation:class="outline">
          <draw:text-box>
            <text:list text:style-name="L2">
              <text:list-item>
                <text:p text:id="id170" text:style-name="P6">Benefits</text:p>
              </text:list-item>
            </text:list>
            <text:list text:style-name="L2">
              <text:list-item>
                <text:list>
                  <text:list-item>
                    <text:p text:id="id171" text:style-name="P7">Reduces complexity</text:p>
                  </text:list-item>
                </text:list>
              </text:list-item>
            </text:list>
            <text:list text:style-name="L2">
              <text:list-item>
                <text:list>
                  <text:list-item>
                    <text:p text:id="id172" text:style-name="P7">Facilitates change</text:p>
                  </text:list-item>
                </text:list>
              </text:list-item>
            </text:list>
            <text:list text:style-name="L2">
              <text:list-item>
                <text:list>
                  <text:list-item>
                    <text:p text:id="id173" text:style-name="P7">Parallel implement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anim:par>
          </anim:seq>
        </anim:par>
        <presentation:notes draw:style-name="dp2">
          <draw:page-thumbnail draw:style-name="gr2" draw:layer="layout" svg:width="12.767cm" svg:height="9.575cm" svg:x="4.411cm" svg:y="2.794cm" draw:page-number="34" presentation:class="page"/>
          <draw:frame presentation:style-name="pr5" draw:text-style-name="P4" draw:layer="layout" svg:width="15.02cm" svg:height="10.629cm" svg:x="3.292cm" svg:y="13.299cm" presentation:class="notes" presentation:placeholder="true">
            <draw:text-box/>
          </draw:frame>
        </presentation:notes>
      </draw:page>
      <draw:page draw:name="page35"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text:s text:c="3"/>Functional Independence</text:p>
          </draw:text-box>
        </draw:frame>
        <draw:frame presentation:style-name="pr4" draw:text-style-name="P6" draw:layer="layout" svg:width="25.199cm" svg:height="13.86cm" svg:x="1.4cm" svg:y="4.914cm" presentation:class="outline">
          <draw:text-box>
            <text:list text:style-name="L2">
              <text:list-item>
                <text:p text:id="id174" text:style-name="P6">Each module addresses a specific subfunction of requirements and has a simple interface</text:p>
              </text:list-item>
            </text:list>
            <text:list text:style-name="L2">
              <text:list-item>
                <text:p text:id="id175" text:style-name="P6">Benefits</text:p>
              </text:list-item>
            </text:list>
            <text:list text:style-name="L2">
              <text:list-item>
                <text:list>
                  <text:list-item>
                    <text:p text:id="id176" text:style-name="P7">Easier to maintain and test</text:p>
                  </text:list-item>
                </text:list>
              </text:list-item>
            </text:list>
            <text:list text:style-name="L2">
              <text:list-item>
                <text:list>
                  <text:list-item>
                    <text:p text:id="id177" text:style-name="P7">Reduced error propagation</text:p>
                  </text:list-item>
                </text:list>
              </text:list-item>
            </text:list>
            <text:list text:style-name="L2">
              <text:list-item>
                <text:list>
                  <text:list-item>
                    <text:p text:id="id178" text:style-name="P7">Reusability</text:p>
                  </text:list-item>
                </text:list>
              </text:list-item>
            </text:list>
            <text:list text:style-name="L2">
              <text:list-item>
                <text:p text:id="id179" text:style-name="P6">Qualitative Criteria: cohesion and coupl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anim:sub-item="text" smil:attributeName="visibility" smil:to="visible"/>
                </anim:par>
              </anim:par>
            </anim:par>
          </anim:seq>
        </anim:par>
        <presentation:notes draw:style-name="dp2">
          <draw:page-thumbnail draw:style-name="gr2" draw:layer="layout" svg:width="12.767cm" svg:height="9.575cm" svg:x="4.411cm" svg:y="2.794cm" draw:page-number="35" presentation:class="page"/>
          <draw:frame presentation:style-name="pr5" draw:text-style-name="P4" draw:layer="layout" svg:width="15.02cm" svg:height="10.629cm" svg:x="3.292cm" svg:y="13.299cm" presentation:class="notes" presentation:placeholder="true">
            <draw:text-box/>
          </draw:frame>
        </presentation:notes>
      </draw:page>
      <draw:page draw:name="page36"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Cohesion</text:p>
          </draw:text-box>
        </draw:frame>
        <draw:frame presentation:style-name="pr4" draw:text-style-name="P6" draw:layer="layout" svg:width="25.199cm" svg:height="13.86cm" svg:x="1.4cm" svg:y="4.914cm" presentation:class="outline">
          <draw:text-box>
            <text:list text:style-name="L2">
              <text:list-item>
                <text:p text:id="id180" text:style-name="P6">Each module should do only one thing</text:p>
              </text:list-item>
            </text:list>
            <text:list text:style-name="L2">
              <text:list-item>
                <text:p text:id="id181" text:style-name="P6">Strive for high cohesion</text:p>
              </text:list-item>
            </text:list>
            <text:list text:style-name="L2">
              <text:list-item>
                <text:p text:id="id182" text:style-name="P6">Types</text:p>
              </text:list-item>
            </text:list>
            <text:list text:style-name="L2">
              <text:list-item>
                <text:list>
                  <text:list-item>
                    <text:p text:id="id183" text:style-name="P7">Coincidentally cohesive</text:p>
                  </text:list-item>
                </text:list>
              </text:list-item>
            </text:list>
            <text:list text:style-name="L2">
              <text:list-item>
                <text:list>
                  <text:list-item>
                    <text:list>
                      <text:list-item>
                        <text:p text:id="id184" text:style-name="P9">Tasks relate to each other loosely</text:p>
                      </text:list-item>
                    </text:list>
                  </text:list-item>
                </text:list>
              </text:list-item>
            </text:list>
            <text:list text:style-name="L2">
              <text:list-item>
                <text:list>
                  <text:list-item>
                    <text:p text:id="id185" text:style-name="P7">Logically cohesive</text:p>
                  </text:list-item>
                </text:list>
              </text:list-item>
            </text:list>
            <text:list text:style-name="L2">
              <text:list-item>
                <text:list>
                  <text:list-item>
                    <text:list>
                      <text:list-item>
                        <text:p text:id="id186" text:style-name="P9">Tasks are related logically</text:p>
                      </text:list-item>
                    </text:list>
                  </text:list-item>
                </text:list>
              </text:list-item>
            </text:list>
            <text:list text:style-name="L2">
              <text:list-item>
                <text:list>
                  <text:list-item>
                    <text:p text:id="id187" text:style-name="P7">Temporal cohesion</text:p>
                  </text:list-item>
                </text:list>
              </text:list-item>
            </text:list>
            <text:list text:style-name="L2">
              <text:list-item>
                <text:list>
                  <text:list-item>
                    <text:list>
                      <text:list-item>
                        <text:p text:id="id188" text:style-name="P9">Tasks must be executed at the same time</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anim:sub-item="text" smil:attributeName="visibility" smil:to="visible"/>
                </anim:par>
              </anim:par>
            </anim:par>
          </anim:seq>
        </anim:par>
        <presentation:notes draw:style-name="dp2">
          <draw:page-thumbnail draw:style-name="gr2" draw:layer="layout" svg:width="12.767cm" svg:height="9.575cm" svg:x="4.411cm" svg:y="2.794cm" draw:page-number="36" presentation:class="page"/>
          <draw:frame presentation:style-name="pr5" draw:text-style-name="P4" draw:layer="layout" svg:width="15.02cm" svg:height="10.629cm" svg:x="3.292cm" svg:y="13.299cm" presentation:class="notes" presentation:placeholder="true">
            <draw:text-box/>
          </draw:frame>
        </presentation:notes>
      </draw:page>
      <draw:page draw:name="page37"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Cohesion</text:p>
          </draw:text-box>
        </draw:frame>
        <draw:frame presentation:style-name="pr4" draw:text-style-name="P6" draw:layer="layout" svg:width="25.199cm" svg:height="13.86cm" svg:x="1.4cm" svg:y="4.914cm" presentation:class="outline">
          <draw:text-box>
            <text:list text:style-name="L2">
              <text:list-item>
                <text:p text:id="id189" text:style-name="P6">Types</text:p>
              </text:list-item>
            </text:list>
            <text:list text:style-name="L2">
              <text:list-item>
                <text:list>
                  <text:list-item>
                    <text:p text:id="id190" text:style-name="P7">Procedural cohesion</text:p>
                  </text:list-item>
                </text:list>
              </text:list-item>
            </text:list>
            <text:list text:style-name="L2">
              <text:list-item>
                <text:list>
                  <text:list-item>
                    <text:list>
                      <text:list-item>
                        <text:p text:id="id191" text:style-name="P9">Processing elements are related and must be executed in a specific order</text:p>
                      </text:list-item>
                    </text:list>
                  </text:list-item>
                </text:list>
              </text:list-item>
            </text:list>
            <text:list text:style-name="L2">
              <text:list-item>
                <text:list>
                  <text:list-item>
                    <text:p text:id="id192" text:style-name="P7">Communicational cohesion</text:p>
                  </text:list-item>
                </text:list>
              </text:list-item>
            </text:list>
            <text:list text:style-name="L2">
              <text:list-item>
                <text:list>
                  <text:list-item>
                    <text:list>
                      <text:list-item>
                        <text:p text:id="id193" text:style-name="P9">Processing elements concentrate on one area of a data structure</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anim:par>
          </anim:seq>
        </anim:par>
        <presentation:notes draw:style-name="dp2">
          <draw:page-thumbnail draw:style-name="gr2" draw:layer="layout" svg:width="12.767cm" svg:height="9.575cm" svg:x="4.411cm" svg:y="2.794cm" draw:page-number="37" presentation:class="page"/>
          <draw:frame presentation:style-name="pr5" draw:text-style-name="P4" draw:layer="layout" svg:width="15.02cm" svg:height="10.629cm" svg:x="3.292cm" svg:y="13.299cm" presentation:class="notes" presentation:placeholder="true">
            <draw:text-box/>
          </draw:frame>
        </presentation:notes>
      </draw:page>
      <draw:page draw:name="page38"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Coupling</text:p>
          </draw:text-box>
        </draw:frame>
        <draw:frame presentation:style-name="pr4" draw:text-style-name="P6" draw:layer="layout" svg:width="25.199cm" svg:height="14.671cm" svg:x="1.4cm" svg:y="4.914cm" presentation:class="outline" presentation:user-transformed="true">
          <draw:text-box>
            <text:list text:style-name="L2">
              <text:list-item>
                <text:p text:id="id194" text:style-name="P6">Measure of interconnection among modules</text:p>
              </text:list-item>
            </text:list>
            <text:list text:style-name="L2">
              <text:list-item>
                <text:p text:id="id195" text:style-name="P6">Depends on interface complexity, point at which entry or reference is made to a module, what data pass across the interface</text:p>
              </text:list-item>
            </text:list>
            <text:list text:style-name="L2">
              <text:list-item>
                <text:p text:id="id196" text:style-name="P6">In software design, strive for lowest possible coupling</text:p>
              </text:list-item>
            </text:list>
            <text:list text:style-name="L2">
              <text:list-item>
                <text:p text:id="id197" text:style-name="P6">Coupling occurs because of design decis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anim:par>
          </anim:seq>
        </anim:par>
        <presentation:notes draw:style-name="dp2">
          <office:forms form:automatic-focus="false" form:apply-design-mode="false"/>
          <draw:page-thumbnail draw:style-name="gr2" draw:layer="layout" svg:width="12.767cm" svg:height="9.575cm" svg:x="4.411cm" svg:y="2.794cm" draw:page-number="38" presentation:class="page"/>
          <draw:frame presentation:style-name="pr5" draw:text-style-name="P4" draw:layer="layout" svg:width="15.02cm" svg:height="10.629cm" svg:x="3.292cm" svg:y="13.299cm" presentation:class="notes" presentation:placeholder="true">
            <draw:text-box/>
          </draw:frame>
        </presentation:notes>
      </draw:page>
      <draw:page draw:name="page39"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Coupling</text:p>
          </draw:text-box>
        </draw:frame>
        <draw:custom-shape draw:style-name="gr3" draw:text-style-name="P11" draw:id="id1" draw:layer="layout" svg:width="2.54cm" svg:height="1.27cm" svg:x="2.54cm" svg:y="6.35cm">
          <text:p text:style-name="P10">a</text:p>
          <draw:enhanced-geometry svg:viewBox="0 0 21600 21600" draw:type="rectangle" draw:enhanced-path="M 0 0 L 21600 0 21600 21600 0 21600 0 0 Z N"/>
        </draw:custom-shape>
        <draw:custom-shape draw:style-name="gr3" draw:text-style-name="P11" draw:id="id3" draw:layer="layout" svg:width="2.54cm" svg:height="1.27cm" svg:x="4.445cm" svg:y="8.89cm">
          <text:p text:style-name="P10">c</text:p>
          <draw:enhanced-geometry svg:viewBox="0 0 21600 21600" draw:type="rectangle" draw:enhanced-path="M 0 0 L 21600 0 21600 21600 0 21600 0 0 Z N"/>
        </draw:custom-shape>
        <draw:custom-shape draw:style-name="gr3" draw:text-style-name="P11" draw:id="id2" draw:layer="layout" svg:width="2.54cm" svg:height="1.27cm" svg:x="0.635cm" svg:y="8.89cm">
          <text:p text:style-name="P10">b</text:p>
          <draw:enhanced-geometry svg:viewBox="0 0 21600 21600" draw:type="rectangle" draw:enhanced-path="M 0 0 L 21600 0 21600 21600 0 21600 0 0 Z N"/>
        </draw:custom-shape>
        <draw:custom-shape draw:style-name="gr3" draw:text-style-name="P11" draw:id="id11" draw:layer="layout" svg:width="2.54cm" svg:height="1.27cm" svg:x="24.13cm" svg:y="8.89cm">
          <text:p text:style-name="P10">k</text:p>
          <draw:enhanced-geometry svg:viewBox="0 0 21600 21600" draw:type="rectangle" draw:enhanced-path="M 0 0 L 21600 0 21600 21600 0 21600 0 0 Z N"/>
        </draw:custom-shape>
        <draw:custom-shape draw:style-name="gr3" draw:text-style-name="P11" draw:id="id10" draw:layer="layout" svg:width="2.54cm" svg:height="1.27cm" svg:x="19.05cm" svg:y="8.89cm">
          <text:p text:style-name="P10">j</text:p>
          <draw:enhanced-geometry svg:viewBox="0 0 21600 21600" draw:type="rectangle" draw:enhanced-path="M 0 0 L 21600 0 21600 21600 0 21600 0 0 Z N"/>
        </draw:custom-shape>
        <draw:custom-shape draw:style-name="gr3" draw:text-style-name="P11" draw:id="id9" draw:layer="layout" svg:width="2.54cm" svg:height="1.27cm" svg:x="21.59cm" svg:y="6.35cm">
          <text:p text:style-name="P10">i</text:p>
          <draw:enhanced-geometry svg:viewBox="0 0 21600 21600" draw:type="rectangle" draw:enhanced-path="M 0 0 L 21600 0 21600 21600 0 21600 0 0 Z N"/>
        </draw:custom-shape>
        <draw:custom-shape draw:style-name="gr3" draw:text-style-name="P11" draw:id="id7" draw:layer="layout" svg:width="2.54cm" svg:height="1.27cm" svg:x="12.065cm" svg:y="11.43cm">
          <text:p text:style-name="P10">g</text:p>
          <draw:enhanced-geometry svg:viewBox="0 0 21600 21600" draw:type="rectangle" draw:enhanced-path="M 0 0 L 21600 0 21600 21600 0 21600 0 0 Z N"/>
        </draw:custom-shape>
        <draw:custom-shape draw:style-name="gr3" draw:text-style-name="P11" draw:id="id6" draw:layer="layout" svg:width="2.54cm" svg:height="1.27cm" svg:x="8.89cm" svg:y="11.43cm">
          <text:p text:style-name="P10">f</text:p>
          <draw:enhanced-geometry svg:viewBox="0 0 21600 21600" draw:type="rectangle" draw:enhanced-path="M 0 0 L 21600 0 21600 21600 0 21600 0 0 Z N"/>
        </draw:custom-shape>
        <draw:custom-shape draw:style-name="gr3" draw:text-style-name="P11" draw:id="id5" draw:layer="layout" svg:width="2.54cm" svg:height="1.27cm" svg:x="12.065cm" svg:y="8.89cm">
          <text:p text:style-name="P10">e</text:p>
          <draw:enhanced-geometry svg:viewBox="0 0 21600 21600" draw:type="rectangle" draw:enhanced-path="M 0 0 L 21600 0 21600 21600 0 21600 0 0 Z N"/>
        </draw:custom-shape>
        <draw:custom-shape draw:style-name="gr3" draw:text-style-name="P11" draw:id="id8" draw:layer="layout" svg:width="2.54cm" svg:height="1.27cm" svg:x="15.24cm" svg:y="11.43cm">
          <text:p text:style-name="P10">h</text:p>
          <draw:enhanced-geometry svg:viewBox="0 0 21600 21600" draw:type="rectangle" draw:enhanced-path="M 0 0 L 21600 0 21600 21600 0 21600 0 0 Z N"/>
        </draw:custom-shape>
        <draw:custom-shape draw:style-name="gr3" draw:text-style-name="P11" draw:id="id4" draw:layer="layout" svg:width="2.54cm" svg:height="1.27cm" svg:x="10.16cm" svg:y="6.35cm">
          <text:p text:style-name="P10">d</text:p>
          <draw:enhanced-geometry svg:viewBox="0 0 21600 21600" draw:type="rectangle" draw:enhanced-path="M 0 0 L 21600 0 21600 21600 0 21600 0 0 Z N"/>
        </draw:custom-shape>
        <draw:connector draw:style-name="gr4" draw:text-style-name="P11" draw:layer="layout" svg:x1="2.54cm" svg:y1="6.985cm" svg:x2="1.905cm" svg:y2="8.89cm" draw:start-shape="id1" draw:start-glue-point="3" draw:end-shape="id2" draw:end-glue-point="0">
          <text:p text:style-name="P2"/>
        </draw:connector>
        <draw:connector draw:style-name="gr4" draw:text-style-name="P11" draw:layer="layout" svg:x1="5.08cm" svg:y1="6.985cm" svg:x2="5.715cm" svg:y2="8.89cm" draw:start-shape="id1" draw:start-glue-point="1" draw:end-shape="id3" draw:end-glue-point="0">
          <text:p text:style-name="P2"/>
        </draw:connector>
        <draw:connector draw:style-name="gr4" draw:text-style-name="P11" draw:layer="layout" svg:x1="12.7cm" svg:y1="6.985cm" svg:x2="13.335cm" svg:y2="8.89cm" draw:start-shape="id4" draw:start-glue-point="1" draw:end-shape="id5">
          <text:p text:style-name="P2"/>
        </draw:connector>
        <draw:connector draw:style-name="gr4" draw:text-style-name="P11" draw:layer="layout" svg:x1="12.065cm" svg:y1="9.525cm" svg:x2="10.16cm" svg:y2="11.43cm" draw:start-shape="id5" draw:start-glue-point="3" draw:end-shape="id6" draw:end-glue-point="0">
          <text:p text:style-name="P2"/>
        </draw:connector>
        <draw:connector draw:style-name="gr4" draw:text-style-name="P11" draw:layer="layout" svg:x1="13.335cm" svg:y1="10.16cm" svg:x2="13.335cm" svg:y2="11.43cm" draw:start-shape="id5" draw:start-glue-point="2" draw:end-shape="id7" draw:end-glue-point="0">
          <text:p text:style-name="P2"/>
        </draw:connector>
        <draw:connector draw:style-name="gr4" draw:text-style-name="P11" draw:layer="layout" svg:x1="14.605cm" svg:y1="9.525cm" svg:x2="16.51cm" svg:y2="11.43cm" draw:start-shape="id5" draw:start-glue-point="1" draw:end-shape="id8" draw:end-glue-point="0">
          <text:p text:style-name="P2"/>
        </draw:connector>
        <draw:connector draw:style-name="gr4" draw:text-style-name="P11" draw:layer="layout" svg:x1="21.59cm" svg:y1="6.985cm" svg:x2="20.32cm" svg:y2="8.89cm" draw:start-shape="id9" draw:start-glue-point="3" draw:end-shape="id10" draw:end-glue-point="0">
          <text:p text:style-name="P2"/>
        </draw:connector>
        <draw:connector draw:style-name="gr4" draw:text-style-name="P11" draw:layer="layout" svg:x1="24.13cm" svg:y1="6.985cm" svg:x2="25.4cm" svg:y2="8.89cm" draw:start-shape="id9" draw:start-glue-point="1" draw:end-shape="id11" draw:end-glue-point="0">
          <text:p text:style-name="P2"/>
        </draw:connector>
        <draw:connector draw:style-name="gr4" draw:text-style-name="P11" draw:layer="layout" draw:type="curve" svg:x1="5.715cm" svg:y1="10.16cm" svg:x2="13.97cm" svg:y2="16.51cm" draw:start-shape="id3" draw:start-glue-point="2" draw:end-shape="id12" draw:end-glue-point="3">
          <text:p text:style-name="P2"/>
        </draw:connector>
        <draw:connector draw:style-name="gr4" draw:text-style-name="P11" draw:layer="layout" draw:type="curve" svg:x1="13.335cm" svg:y1="12.7cm" svg:x2="16.51cm" svg:y2="15.24cm" draw:start-shape="id7" draw:start-glue-point="2" draw:end-shape="id12">
          <text:p text:style-name="P2"/>
        </draw:connector>
        <draw:connector draw:style-name="gr4" draw:text-style-name="P11" draw:layer="layout" draw:type="curve" svg:x1="25.4cm" svg:y1="10.16cm" svg:x2="19.05cm" svg:y2="16.51cm" draw:start-shape="id11" draw:start-glue-point="2" draw:end-shape="id12" draw:end-glue-point="1">
          <text:p text:style-name="P2"/>
        </draw:connector>
        <draw:custom-shape draw:style-name="gr5" draw:text-style-name="P11" draw:id="id12" draw:layer="layout" svg:width="5.08cm" svg:height="2.54cm" svg:x="13.97cm" svg:y="15.24cm">
          <text:p text:style-name="P10">global</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11" draw:layer="layout" svg:x1="3.81cm" svg:y1="6.35cm" svg:x2="6.366cm" svg:y2="4.481cm" draw:start-shape="id1" draw:start-glue-point="0">
          <text:p text:style-name="P2"/>
        </draw:connector>
        <draw:connector draw:style-name="gr4" draw:text-style-name="P11" draw:layer="layout" svg:x1="11.43cm" svg:y1="6.35cm" svg:x2="8.743cm" svg:y2="4.672cm" draw:start-shape="id4" draw:start-glue-point="0">
          <text:p text:style-name="P2"/>
        </draw:connector>
        <draw:connector draw:style-name="gr4" draw:text-style-name="P11" draw:layer="layout" svg:x1="22.86cm" svg:y1="6.35cm" svg:x2="19.099cm" svg:y2="4.563cm" draw:start-shape="id9" draw:start-glue-point="0">
          <text:p text:style-name="P2"/>
        </draw:connector>
        <draw:frame draw:style-name="gr6" draw:text-style-name="P12" draw:id="id198" draw:layer="layout" svg:width="3.175cm" svg:height="1.161cm" svg:x="6.35cm" svg:y="5.715cm">
          <draw:text-box>
            <text:p text:style-name="P12"><text:span text:style-name="T10">no direct coupling</text:span></text:p>
          </draw:text-box>
        </draw:frame>
        <draw:frame draw:style-name="gr6" draw:text-style-name="P12" draw:id="id199" draw:layer="layout" svg:width="3.175cm" svg:height="1.161cm" svg:x="5.715cm" svg:y="7.62cm">
          <draw:text-box>
            <text:p text:style-name="P12"><text:span text:style-name="T10">data (simple types)</text:span></text:p>
          </draw:text-box>
        </draw:frame>
        <draw:frame draw:style-name="gr6" draw:text-style-name="P12" draw:id="id200" draw:layer="layout" svg:width="3.175cm" svg:height="1.161cm" svg:x="0cm" svg:y="7.729cm">
          <draw:text-box>
            <text:p text:style-name="P12"><text:span text:style-name="T10">stamp (data structure)</text:span></text:p>
          </draw:text-box>
        </draw:frame>
        <draw:frame draw:style-name="gr6" draw:text-style-name="P12" draw:id="id201" draw:layer="layout" svg:width="3.175cm" svg:height="1.161cm" svg:x="13.335cm" svg:y="7.62cm">
          <draw:text-box>
            <text:p text:style-name="P12"><text:span text:style-name="T10">control (flag)</text:span></text:p>
          </draw:text-box>
        </draw:frame>
        <draw:custom-shape draw:style-name="gr5" draw:text-style-name="P11" draw:layer="layout" svg:width="5.08cm" svg:height="2.54cm" svg:x="0.635cm" svg:y="15.875cm">
          <text:p text:style-name="P10">I/O subsystem</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12" draw:id="id202" draw:layer="layout" svg:width="3.175cm" svg:height="0.581cm" svg:x="3.175cm" svg:y="15.24cm">
          <draw:text-box>
            <text:p text:style-name="P12"><text:span text:style-name="T10">external</text:span></text:p>
          </draw:text-box>
        </draw:frame>
        <draw:frame draw:style-name="gr6" draw:text-style-name="P12" draw:id="id203" draw:layer="layout" svg:width="3.175cm" svg:height="1.741cm" svg:x="12.7cm" svg:y="14.605cm">
          <draw:text-box>
            <text:p text:style-name="P12"><text:span text:style-name="T10">common (global variables)</text:span></text:p>
          </draw:text-box>
        </draw:frame>
        <draw:connector draw:style-name="gr7" draw:text-style-name="P11" draw:layer="layout" svg:x1="17.78cm" svg:y1="12.065cm" svg:x2="19.05cm" svg:y2="9.525cm" draw:start-shape="id8" draw:start-glue-point="1" draw:end-shape="id10">
          <text:p text:style-name="P2"/>
        </draw:connector>
        <draw:frame draw:style-name="gr6" draw:text-style-name="P12" draw:id="id204" draw:layer="layout" svg:width="3.175cm" svg:height="0.581cm" svg:x="18.415cm" svg:y="10.904cm">
          <draw:text-box>
            <text:p text:style-name="P12"><text:span text:style-name="T10">cont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seq>
        </anim:par>
        <presentation:notes draw:style-name="dp2">
          <office:forms form:automatic-focus="false" form:apply-design-mode="false"/>
          <draw:page-thumbnail draw:style-name="gr2" draw:layer="layout" svg:width="12.767cm" svg:height="9.575cm" svg:x="4.411cm" svg:y="2.794cm" draw:page-number="39" presentation:class="page"/>
          <draw:frame presentation:style-name="pr5" draw:text-style-name="P4" draw:layer="layout" svg:width="15.02cm" svg:height="10.629cm" svg:x="3.292cm" svg:y="13.299cm" presentation:class="notes" presentation:placeholder="true">
            <draw:text-box/>
          </draw:frame>
        </presentation:notes>
      </draw:page>
      <draw:page draw:name="page40" draw:style-name="dp1" draw:master-page-name="bluesquares" presentation:presentation-page-layout-name="AL2T1">
        <office:forms form:automatic-focus="false" form:apply-design-mode="false"/>
        <draw:frame presentation:style-name="pr6" draw:layer="layout" svg:width="25.199cm" svg:height="3.507cm" svg:x="1.4cm" svg:y="0.837cm" presentation:class="title">
          <draw:text-box>
            <text:p text:style-name="P2">Guidelines for Modularity</text:p>
          </draw:text-box>
        </draw:frame>
        <draw:frame presentation:style-name="pr7" draw:text-style-name="P15" draw:layer="layout" svg:width="25.199cm" svg:height="14.961cm" svg:x="1.4cm" svg:y="4.914cm" presentation:class="outline" presentation:user-transformed="true">
          <draw:text-box>
            <text:list text:style-name="L5">
              <text:list-item>
                <text:p text:id="id205" text:style-name="P13">Evaluate the “first iteration” of the program structure to reduce coupling and improve cohesion</text:p>
              </text:list-item>
            </text:list>
            <text:list text:style-name="L6">
              <text:list-item>
                <text:list>
                  <text:list-item>
                    <text:p text:id="id206" text:style-name="P14">implode or explode modules</text:p>
                  </text:list-item>
                </text:list>
              </text:list-item>
            </text:list>
            <text:list text:style-name="L5" text:continue-numbering="true">
              <text:list-item>
                <text:p text:id="id207" text:style-name="P13">Minimize structures with high fan-out; strive for fan-in as depth increases</text:p>
              </text:list-item>
            </text:list>
            <text:list text:style-name="L5" text:continue-numbering="true">
              <text:list-item>
                <text:p text:id="id208" text:style-name="P13">Keep <text:span text:style-name="T9">scope of effect</text:span> of module within the <text:span text:style-name="T9">scope of control</text:span> of that module</text:p>
              </text:list-item>
            </text:list>
            <text:list text:style-name="L6">
              <text:list-item>
                <text:list>
                  <text:list-item>
                    <text:p text:id="id209" text:style-name="P14">scope of effect – modules affected by decision</text:p>
                  </text:list-item>
                </text:list>
              </text:list-item>
            </text:list>
            <text:list text:style-name="L6">
              <text:list-item>
                <text:list>
                  <text:list-item>
                    <text:p text:id="id210" text:style-name="P14">scope of control – subordinate modul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seq>
        </anim:par>
        <presentation:notes draw:style-name="dp2">
          <office:forms form:automatic-focus="false" form:apply-design-mode="false"/>
          <draw:page-thumbnail draw:style-name="gr2" draw:layer="layout" svg:width="12.767cm" svg:height="9.575cm" svg:x="4.411cm" svg:y="2.794cm" draw:page-number="40" presentation:class="page"/>
          <draw:frame presentation:style-name="pr5" draw:layer="layout" svg:width="15.02cm" svg:height="10.629cm" svg:x="3.292cm" svg:y="13.299cm" presentation:class="notes" presentation:placeholder="true">
            <draw:text-box/>
          </draw:frame>
        </presentation:notes>
      </draw:page>
      <draw:page draw:name="page41" draw:style-name="dp1" draw:master-page-name="bluesquares" presentation:presentation-page-layout-name="AL2T1">
        <office:forms form:automatic-focus="false" form:apply-design-mode="false"/>
        <draw:frame presentation:style-name="pr6" draw:layer="layout" svg:width="25.199cm" svg:height="3.507cm" svg:x="1.4cm" svg:y="0.837cm" presentation:class="title">
          <draw:text-box>
            <text:p text:style-name="P2">Guidelines for Modularity</text:p>
          </draw:text-box>
        </draw:frame>
        <draw:frame presentation:style-name="pr8" draw:text-style-name="P15" draw:layer="layout" svg:width="25.199cm" svg:height="14.331cm" svg:x="1.4cm" svg:y="4.914cm" presentation:class="outline" presentation:user-transformed="true">
          <draw:text-box>
            <text:list text:style-name="L7">
              <text:list-item>
                <text:p text:id="id211" text:style-name="P16">Evaluate module interfaces to reduce complexity and redundancy and improve consistency</text:p>
              </text:list-item>
            </text:list>
            <text:list text:style-name="L7" text:continue-numbering="true">
              <text:list-item>
                <text:p text:id="id212" text:style-name="P16">Define modules whose function is predictable, but avoid modules that are overly restrictive</text:p>
              </text:list-item>
            </text:list>
            <text:list text:style-name="L7" text:continue-numbering="true">
              <text:list-item>
                <text:p text:id="id213" text:style-name="P16">Strive for “controlled entry” modules, avoiding “pathological connections”</text:p>
              </text:list-item>
            </text:list>
            <text:list text:style-name="L8">
              <text:list-item>
                <text:list>
                  <text:list-item>
                    <text:p text:id="id214" text:style-name="P8">avoid branches to other modules in the middle of the modu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seq>
        </anim:par>
        <presentation:notes draw:style-name="dp2">
          <office:forms form:automatic-focus="false" form:apply-design-mode="false"/>
          <draw:page-thumbnail draw:style-name="gr2" draw:layer="layout" svg:width="12.767cm" svg:height="9.575cm" svg:x="4.411cm" svg:y="2.794cm" draw:page-number="41" presentation:class="page"/>
          <draw:frame presentation:style-name="pr5" draw:layer="layout" svg:width="15.02cm" svg:height="10.629cm" svg:x="3.292cm" svg:y="13.299cm" presentation:class="notes" presentation:placeholder="true">
            <draw:text-box/>
          </draw:frame>
        </presentation:notes>
      </draw:page>
      <draw:page draw:name="page42" draw:style-name="dp1" draw:master-page-name="bluesquares" presentation:presentation-page-layout-name="AL2T1">
        <office:forms form:automatic-focus="false" form:apply-design-mode="false"/>
        <draw:frame presentation:style-name="pr6" draw:layer="layout" svg:width="25.199cm" svg:height="3.507cm" svg:x="1.4cm" svg:y="0.837cm" presentation:class="title">
          <draw:text-box>
            <text:p text:style-name="P2">Guidelines for Modularity</text:p>
          </draw:text-box>
        </draw:frame>
        <draw:frame presentation:style-name="pr9" draw:text-style-name="P15" draw:layer="layout" svg:width="25.199cm" svg:height="13.86cm" svg:x="1.4cm" svg:y="4.914cm" presentation:class="outline" presentation:user-transformed="true">
          <draw:text-box>
            <text:list text:style-name="L9">
              <text:list-item>
                <text:p text:id="id215" text:style-name="P16">Package software based on design constraints and portability requiremen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seq>
        </anim:par>
        <presentation:notes draw:style-name="dp2">
          <office:forms form:automatic-focus="false" form:apply-design-mode="false"/>
          <draw:page-thumbnail draw:style-name="gr2" draw:layer="layout" svg:width="12.767cm" svg:height="9.575cm" svg:x="4.411cm" svg:y="2.794cm" draw:page-number="42" presentation:class="page"/>
          <draw:frame presentation:style-name="pr5" draw:layer="layout" svg:width="15.02cm" svg:height="10.629cm" svg:x="3.292cm" svg:y="13.299cm" presentation:class="notes" presentation:placeholder="true">
            <draw:text-box/>
          </draw:frame>
        </presentation:notes>
      </draw:page>
      <draw:page draw:name="page43" draw:style-name="dp1" draw:master-page-name="bluesquares" presentation:presentation-page-layout-name="AL2T1">
        <office:forms form:automatic-focus="false" form:apply-design-mode="false"/>
        <draw:frame presentation:style-name="pr6" draw:layer="layout" svg:width="25.199cm" svg:height="3.507cm" svg:x="1.4cm" svg:y="0.837cm" presentation:class="title">
          <draw:text-box>
            <text:p text:style-name="P2">Design Model</text:p>
          </draw:text-box>
        </draw:frame>
        <draw:custom-shape draw:style-name="gr8" draw:text-style-name="P11" draw:layer="layout" svg:width="15.875cm" svg:height="12.7cm" svg:x="4.445cm" svg:y="5.08cm">
          <text:p text:style-name="P2"/>
          <draw:enhanced-geometry svg:viewBox="0 0 21600 21600" draw:glue-points="10800 0 5400 10800 10800 21600 16200 10800" draw:text-areas="5400 10800 16200 21600" draw:type="flowchart-extract" draw:enhanced-path="M 10800 0 L 21600 21600 0 21600 10800 0 Z N"/>
        </draw:custom-shape>
        <draw:line draw:style-name="gr4" draw:text-style-name="P11" draw:layer="layout" svg:x1="6.35cm" svg:y1="15.24cm" svg:x2="18.415cm" svg:y2="15.24cm">
          <text:p text:style-name="P2"/>
        </draw:line>
        <draw:line draw:style-name="gr4" draw:text-style-name="P11" draw:layer="layout" svg:x1="8.255cm" svg:y1="12.065cm" svg:x2="16.51cm" svg:y2="12.065cm">
          <text:p text:style-name="P2"/>
        </draw:line>
        <draw:line draw:style-name="gr4" draw:text-style-name="P11" draw:layer="layout" svg:x1="10.16cm" svg:y1="8.89cm" svg:x2="14.605cm" svg:y2="8.89cm">
          <text:p text:style-name="P2"/>
        </draw:line>
        <draw:frame draw:style-name="gr6" draw:text-style-name="P2" draw:id="id216" draw:layer="layout" svg:width="6.35cm" svg:height="0.987cm" svg:x="9.525cm" svg:y="15.875cm">
          <draw:text-box>
            <text:p text:style-name="P2">data design</text:p>
          </draw:text-box>
        </draw:frame>
        <draw:frame draw:style-name="gr6" draw:text-style-name="P2" draw:layer="layout" svg:width="6.35cm" svg:height="1.973cm" svg:x="9.525cm" svg:y="12.7cm">
          <draw:text-box>
            <text:p text:id="id217" text:style-name="P2">architectural design</text:p>
          </draw:text-box>
        </draw:frame>
        <draw:frame draw:style-name="gr6" draw:text-style-name="P2" draw:layer="layout" svg:width="6.35cm" svg:height="1.973cm" svg:x="9.525cm" svg:y="9.808cm">
          <draw:text-box>
            <text:p text:id="id218" text:style-name="P2">interface design</text:p>
          </draw:text-box>
        </draw:frame>
        <draw:frame draw:style-name="gr6" draw:text-style-name="P2" draw:layer="layout" svg:width="6.35cm" svg:height="1.973cm" svg:x="9.525cm" svg:y="6.633cm">
          <draw:text-box>
            <text:p text:id="id219" text:style-name="P2">procedural desig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anim:par>
          </anim:seq>
        </anim:par>
        <presentation:notes draw:style-name="dp2">
          <office:forms form:automatic-focus="false" form:apply-design-mode="false"/>
          <draw:page-thumbnail draw:style-name="gr2" draw:layer="layout" svg:width="12.767cm" svg:height="9.575cm" svg:x="4.411cm" svg:y="2.794cm" draw:page-number="43" presentation:class="page"/>
          <draw:frame presentation:style-name="pr5" draw:layer="layout" svg:width="15.02cm" svg:height="10.629cm" svg:x="3.292cm" svg:y="13.299cm" presentation:class="notes" presentation:placeholder="true">
            <draw:text-box/>
          </draw:frame>
        </presentation:notes>
      </draw:page>
      <draw:page draw:name="page44" draw:style-name="dp1" draw:master-page-name="bluesquares" presentation:presentation-page-layout-name="AL2T1">
        <office:forms form:automatic-focus="false" form:apply-design-mode="false"/>
        <draw:frame presentation:style-name="pr6" draw:layer="layout" svg:width="25.199cm" svg:height="3.507cm" svg:x="1.4cm" svg:y="0.837cm" presentation:class="title">
          <draw:text-box>
            <text:p text:style-name="P2">Design Documentation</text:p>
          </draw:text-box>
        </draw:frame>
        <draw:frame presentation:style-name="pr10" draw:layer="layout" svg:width="25.199cm" svg:height="14.621cm" svg:x="1.4cm" svg:y="4.914cm" presentation:class="outline" presentation:user-transformed="true">
          <draw:text-box>
            <text:list text:style-name="L2">
              <text:list-item>
                <text:p text:style-name="P6">Software Design Specification</text:p>
              </text:list-item>
            </text:list>
            <text:list text:style-name="L10">
              <text:list-item>
                <text:list>
                  <text:list-item>
                    <text:p text:style-name="P8"><text:span text:style-name="T11">Scope</text:span></text:p>
                  </text:list-item>
                </text:list>
              </text:list-item>
            </text:list>
            <text:list text:style-name="L10" text:continue-numbering="true">
              <text:list-item>
                <text:list text:continue-numbering="true">
                  <text:list-item>
                    <text:p text:style-name="P8"><text:span text:style-name="T11">Data Design</text:span></text:p>
                  </text:list-item>
                </text:list>
              </text:list-item>
            </text:list>
            <text:list text:style-name="L10" text:continue-numbering="true">
              <text:list-item>
                <text:list text:continue-numbering="true">
                  <text:list-item>
                    <text:p text:style-name="P8"><text:span text:style-name="T11">Architectural Design</text:span></text:p>
                  </text:list-item>
                </text:list>
              </text:list-item>
            </text:list>
            <text:list text:style-name="L10" text:continue-numbering="true">
              <text:list-item>
                <text:list text:continue-numbering="true">
                  <text:list-item>
                    <text:p text:style-name="P8"><text:span text:style-name="T11">Interface Design</text:span></text:p>
                  </text:list-item>
                </text:list>
              </text:list-item>
            </text:list>
            <text:list text:style-name="L10" text:continue-numbering="true">
              <text:list-item>
                <text:list text:continue-numbering="true">
                  <text:list-item>
                    <text:p text:style-name="P8"><text:span text:style-name="T11">Procedural Design</text:span></text:p>
                  </text:list-item>
                </text:list>
              </text:list-item>
            </text:list>
            <text:list text:style-name="L10" text:continue-numbering="true">
              <text:list-item>
                <text:list text:continue-numbering="true">
                  <text:list-item>
                    <text:p text:style-name="P8"><text:span text:style-name="T11">Requirements Cross-Reference</text:span></text:p>
                  </text:list-item>
                </text:list>
              </text:list-item>
            </text:list>
            <text:list text:style-name="L10" text:continue-numbering="true">
              <text:list-item>
                <text:list text:continue-numbering="true">
                  <text:list-item>
                    <text:p text:style-name="P8"><text:span text:style-name="T11">Test Provisions</text:span></text:p>
                  </text:list-item>
                </text:list>
              </text:list-item>
            </text:list>
            <text:list text:style-name="L10" text:continue-numbering="true">
              <text:list-item>
                <text:list text:continue-numbering="true">
                  <text:list-item>
                    <text:p text:style-name="P8"><text:span text:style-name="T11">Special Notes</text:span></text:p>
                  </text:list-item>
                </text:list>
              </text:list-item>
            </text:list>
            <text:list text:style-name="L10" text:continue-numbering="true">
              <text:list-item>
                <text:list text:continue-numbering="true">
                  <text:list-item>
                    <text:p text:style-name="P8"><text:span text:style-name="T11">Appendices</text:span></text:p>
                  </text:list-item>
                </text:list>
              </text:list-item>
            </text:list>
          </draw:text-box>
        </draw:frame>
        <presentation:notes draw:style-name="dp2">
          <draw:page-thumbnail draw:style-name="gr2" draw:layer="layout" svg:width="12.767cm" svg:height="9.575cm" svg:x="4.411cm" svg:y="2.794cm" draw:page-number="44" presentation:class="page"/>
          <draw:frame presentation:style-name="pr5" draw:layer="layout" svg:width="15.02cm" svg:height="10.629cm" svg:x="3.292cm" svg:y="13.299cm" presentation:class="notes" presentation:placeholder="true">
            <draw:text-box/>
          </draw:frame>
        </presentation:notes>
      </draw:page>
      <draw:page draw:name="page45"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Summary</text:p>
          </draw:text-box>
        </draw:frame>
        <draw:frame presentation:style-name="pr4" draw:text-style-name="P6" draw:layer="layout" svg:width="25.199cm" svg:height="13.86cm" svg:x="1.4cm" svg:y="4.914cm" presentation:class="outline" presentation:user-transformed="true">
          <draw:text-box>
            <text:list text:style-name="L2">
              <text:list-item>
                <text:p text:id="id220" text:style-name="P6">Design is the technical kernel of software engineering</text:p>
              </text:list-item>
            </text:list>
            <text:list text:style-name="L2">
              <text:list-item>
                <text:p text:id="id221" text:style-name="P6">Progressive refinements of data structure, program architecture, interfaces, and procedural detail are developed</text:p>
              </text:list-item>
            </text:list>
            <text:list text:style-name="L2">
              <text:list-item>
                <text:p text:id="id222" text:style-name="P6">Design is used to assess quality</text:p>
              </text:list-item>
            </text:list>
            <text:list text:style-name="L2">
              <text:list-item>
                <text:p text:id="id223" text:style-name="P6">Modularity (data and program) is important in design</text:p>
              </text:list-item>
            </text:list>
            <text:list text:style-name="L2">
              <text:list-item>
                <text:p text:id="id224" text:style-name="P6">Design should not be rush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anim:par>
          </anim:seq>
        </anim:par>
        <presentation:notes draw:style-name="dp2">
          <draw:page-thumbnail draw:style-name="gr2" draw:layer="layout" svg:width="12.767cm" svg:height="9.575cm" svg:x="4.411cm" svg:y="2.794cm" draw:page-number="45" presentation:class="page"/>
          <draw:frame presentation:style-name="pr5" draw:text-style-name="P4" draw:layer="layout" svg:width="15.02cm" svg:height="10.629cm" svg:x="3.292cm" svg:y="13.299cm" presentation:class="notes" presentation:placeholder="true">
            <draw:text-box/>
          </draw:frame>
        </presentation:notes>
      </draw:page>
      <draw:page draw:name="page46" draw:style-name="dp1" draw:master-page-name="bluesquares" presentation:presentation-page-layout-name="AL2T1">
        <office:forms form:automatic-focus="false" form:apply-design-mode="false"/>
        <draw:frame presentation:style-name="pr6" draw:text-style-name="P2" draw:layer="layout" svg:width="25.199cm" svg:height="3.507cm" svg:x="1.4cm" svg:y="0.837cm" presentation:class="title" presentation:user-transformed="true">
          <draw:text-box>
            <text:p text:style-name="P2">Reference</text:p>
          </draw:text-box>
        </draw:frame>
        <draw:frame presentation:style-name="pr4" draw:text-style-name="P6" draw:layer="layout" svg:width="25.199cm" svg:height="13.86cm" svg:x="1.4cm" svg:y="4.914cm" presentation:class="outline">
          <draw:text-box>
            <text:list text:style-name="L2">
              <text:list-item>
                <text:p text:style-name="P6">Roger S. Pressman.Software Engineering: A Practitioner's Approach, 4th Ed.McGraw-Hill,1997. Chapter 13</text:p>
              </text:list-item>
            </text:list>
          </draw:text-box>
        </draw:frame>
        <presentation:notes draw:style-name="dp2">
          <draw:page-thumbnail draw:style-name="gr2" draw:layer="layout" svg:width="12.767cm" svg:height="9.575cm" svg:x="4.411cm" svg:y="2.794cm" draw:page-number="46"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squares-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erif'" style:font-family-generic="roman" style:font-pitch="variable" fo:font-size="4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bluesquares-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bluesquares-background" style:family="presentation">
      <style:graphic-properties draw:stroke="none" draw:fill="none"/>
    </style:style>
    <style:style style:name="bluesquares-backgroundobjects" style:family="presentation">
      <style:graphic-properties draw:shadow="hidden" draw:shadow-offset-x="0.3cm" draw:shadow-offset-y="0.3cm" draw:shadow-color="#808080"/>
    </style:style>
    <style:style style:name="bluesquares-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bluesquares-outline1" style:family="presentation">
      <style:graphic-properties draw:stroke="none" draw:fill="none" text:animation="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bluesquares-outline2" style:family="presentation" style:parent-style-name="bluesquares-outline1">
      <style:graphic-properties text:animation="none"/>
      <style:paragraph-properties fo:margin-left="2.4cm" fo:margin-right="0cm" fo:margin-top="0cm" fo:margin-bottom="0.4cm" fo:text-indent="-0.8cm"/>
      <style:text-properties fo:font-size="28pt" style:font-size-asian="28pt" style:font-size-complex="28pt"/>
    </style:style>
    <style:style style:name="bluesquares-outline3" style:family="presentation" style:parent-style-name="bluesquares-outline2">
      <style:paragraph-properties fo:margin-left="3.6cm" fo:margin-right="0cm" fo:margin-top="0cm" fo:margin-bottom="0.3cm" fo:text-indent="-0.6cm"/>
      <style:text-properties fo:font-size="24pt" style:font-size-asian="24pt" style:font-size-complex="24pt"/>
    </style:style>
    <style:style style:name="bluesquares-outline4" style:family="presentation" style:parent-style-name="bluesquares-outline3">
      <style:paragraph-properties fo:margin-left="4.8cm" fo:margin-right="0cm" fo:margin-top="0cm" fo:margin-bottom="0.2cm" fo:text-indent="-0.6cm"/>
      <style:text-properties fo:font-size="20pt" style:font-size-asian="20pt" style:font-size-complex="20pt"/>
    </style:style>
    <style:style style:name="bluesquares-outline5" style:family="presentation" style:parent-style-name="bluesquares-outline4">
      <style:paragraph-properties fo:margin-left="6cm" fo:margin-right="0cm" fo:margin-top="0cm" fo:margin-bottom="0.1cm" fo:text-indent="-0.6cm"/>
      <style:text-properties fo:font-size="20pt" style:font-size-asian="20pt" style:font-size-complex="20pt"/>
    </style:style>
    <style:style style:name="bluesquares-outline6" style:family="presentation" style:parent-style-name="bluesquares-outline5">
      <style:paragraph-properties fo:margin-left="7.2cm" fo:margin-right="0cm" fo:margin-top="0cm" fo:margin-bottom="0.1cm" fo:text-indent="-0.6cm"/>
      <style:text-properties fo:font-size="20pt" style:font-size-asian="20pt" style:font-size-complex="20pt"/>
    </style:style>
    <style:style style:name="bluesquares-outline7" style:family="presentation" style:parent-style-name="bluesquares-outline6">
      <style:paragraph-properties fo:margin-left="8.4cm" fo:margin-right="0cm" fo:margin-top="0cm" fo:margin-bottom="0.1cm" fo:text-indent="-0.6cm"/>
      <style:text-properties fo:font-size="20pt" style:font-size-asian="20pt" style:font-size-complex="20pt"/>
    </style:style>
    <style:style style:name="bluesquares-outline8" style:family="presentation" style:parent-style-name="bluesquares-outline7">
      <style:paragraph-properties fo:margin-left="9.6cm" fo:margin-right="0cm" fo:margin-top="0cm" fo:margin-bottom="0.1cm" fo:text-indent="-0.6cm"/>
      <style:text-properties fo:font-size="20pt" style:font-size-asian="20pt" style:font-size-complex="20pt"/>
    </style:style>
    <style:style style:name="bluesquares-outline9" style:family="presentation" style:parent-style-name="bluesquare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687cm"/>
    </style:style>
    <style:style style:name="pr1" style:family="presentation" style:parent-style-name="bluesquares-backgroundobjects">
      <style:graphic-properties svg:stroke-width="0.1cm" svg:stroke-color="#263e60" draw:marker-start-width="0.35cm" draw:marker-end-width="0.35cm" draw:textarea-horizontal-align="center" draw:textarea-vertical-align="middle" fo:padding-top="0.05cm" fo:padding-bottom="0.05cm" fo:padding-left="0.05cm" fo:padding-right="0.05cm"/>
    </style:style>
    <style:style style:name="pr2" style:family="presentation" style:parent-style-name="bluesquares-backgroundobjects">
      <style:graphic-properties svg:stroke-width="0.1cm" svg:stroke-color="#263e60" draw:marker-start-width="0.35cm" draw:marker-end-width="0.35cm" draw:fill="none" draw:textarea-horizontal-align="center" draw:textarea-vertical-align="middle" fo:padding-top="0.05cm" fo:padding-bottom="0.05cm" fo:padding-left="0.05cm" fo:padding-right="0.05cm"/>
    </style:style>
    <style:style style:name="pr3" style:family="presentation" style:parent-style-name="bluesquares-outline1">
      <style:graphic-properties draw:fill-color="#ffffff" draw:auto-grow-height="false" fo:min-height="13.8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indent="0cm"/>
      <style:text-properties fo:font-family="Helmet" style:font-family-generic="modern" style:font-pitch="variable" fo:font-size="18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T1" style:family="text">
      <style:text-properties fo:font-family="Helmet" style:font-family-generic="modern" style:font-pitch="variable" fo:font-size="12pt"/>
    </style:style>
    <style:style style:name="T2" style:family="text">
      <style:text-properties style:text-position="super 58%" fo:font-family="Helmet" style:font-family-generic="modern" style:font-pitch="variable" fo:font-size="12pt"/>
    </style:style>
    <style:style style:name="T3" style:family="text">
      <style:text-properties fo:font-family="Helmet" style:font-family-generic="modern" style:font-pitch="variable"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6cm" svg:height="6.799cm" svg:x="3.15cm" svg:y="3.022cm"/>
      <draw:page-thumbnail draw:layer="backgroundobjects" svg:width="9.066cm" svg:height="6.799cm" svg:x="15.723cm" svg:y="3.022cm"/>
      <draw:page-thumbnail draw:layer="backgroundobjects" svg:width="9.066cm" svg:height="6.799cm" svg:x="3.15cm" svg:y="11.766cm"/>
      <draw:page-thumbnail draw:layer="backgroundobjects" svg:width="9.066cm" svg:height="6.799cm" svg:x="15.723cm" svg:y="11.766cm"/>
    </style:handout-master>
    <style:master-page style:name="bluesquares" style:page-layout-name="PM1" draw:style-name="dp1">
      <draw:line presentation:style-name="pr1" draw:text-style-name="P1" draw:layer="backgroundobjects" svg:x1="1.709cm" svg:y1="19.535cm" svg:x2="26.462cm" svg:y2="19.535cm">
        <text:p text:style-name="P2"/>
      </draw:line>
      <draw:line presentation:style-name="pr1" draw:text-style-name="P1" draw:layer="backgroundobjects" svg:x1="1.71cm" svg:y1="3.535cm" svg:x2="26.463cm" svg:y2="3.535cm">
        <text:p text:style-name="P2"/>
      </draw:line>
      <draw:frame draw:style-name="gr1" draw:text-style-name="P3" draw:layer="backgroundobjects" svg:width="7.158cm" svg:height="0.687cm" svg:x="1.709cm" svg:y="19.858cm">
        <draw:text-box>
          <text:p text:style-name="P2"><text:span text:style-name="T1">2</text:span><text:span text:style-name="T2">nd</text:span><text:span text:style-name="T1"> Sem 2007-2008 Lecture 13</text:span></text:p>
        </draw:text-box>
      </draw:frame>
      <draw:frame draw:style-name="gr1" draw:text-style-name="P4" draw:layer="backgroundobjects" svg:width="1.016cm" svg:height="0.738cm" svg:x="25.677cm" svg:y="19.766cm">
        <draw:text-box>
          <text:p text:style-name="P2"><text:span text:style-name="T3"><text:page-number>&lt;number&gt;</text:page-number></text:span></text:p>
        </draw:text-box>
      </draw:frame>
      <draw:rect presentation:style-name="pr2" draw:text-style-name="P1" draw:layer="backgroundobjects" svg:width="1.709cm" svg:height="1.709cm" svg:x="1.894cm" svg:y="1.293cm">
        <text:p text:style-name="P2"/>
      </draw:rect>
      <draw:rect presentation:style-name="pr2" draw:text-style-name="P1" draw:layer="backgroundobjects" svg:width="1.709cm" svg:height="1.709cm" svg:x="2.395cm" svg:y="0.794cm">
        <text:p text:style-name="P2"/>
      </draw:rect>
      <draw:rect presentation:style-name="pr2" draw:text-style-name="P1" draw:layer="backgroundobjects" svg:width="1.709cm" svg:height="1.709cm" svg:x="2.996cm" svg:y="1.595cm">
        <text:p text:style-name="P2"/>
      </draw:rect>
      <draw:frame presentation:style-name="bluesquares-title" draw:layer="backgroundobjects" svg:width="25.199cm" svg:height="3.506cm" svg:x="1.4cm" svg:y="0.837cm" presentation:class="title" presentation:placeholder="true">
        <draw:text-box/>
      </draw:frame>
      <draw:frame presentation:style-name="pr3" draw:text-style-name="P5" draw:layer="backgroundobjects" svg:width="25.199cm" svg:height="13.859cm" svg:x="1.4cm" svg:y="4.914cm" presentation:class="outline">
        <draw:text-box>
          <text:list text:style-name="L2">
            <text:list-item>
              <text:p text:style-name="P5">Click to edit the o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bluesquares-title" draw:layer="backgroundobjects" svg:width="12.767cm" svg:height="9.575cm" svg:x="4.411cm" svg:y="2.794cm" presentation:class="page"/>
        <draw:frame presentation:style-name="bluesquares-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7-11-18T14:17:59</meta:creation-date>
    <dc:date>2008-02-26T20:01:50</dc:date>
    <meta:print-date>2008-02-04T07:26:42</meta:print-date>
    <dc:language>en-US</dc:language>
    <meta:editing-cycles>2772</meta:editing-cycles>
    <meta:editing-duration>P2DT12H25M39S</meta:editing-duration>
    <meta:user-defined meta:name="Info 1"/>
    <meta:user-defined meta:name="Info 2"/>
    <meta:user-defined meta:name="Info 3"/>
    <meta:user-defined meta:name="Info 4"/>
    <meta:document-statistic meta:object-count="241"/>
  </office:meta>
</office:document-meta>
</file>